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ff00cc"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36"/>
    <style:style style:name="ce4" style:family="table-cell" style:parent-style-name="Default" style:data-style-name="N2"/>
    <style:style style:name="ce5" style:family="table-cell" style:parent-style-name="Default" style:data-style-name="N1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valuate" table:style-name="ta1">
        <table:shapes>
          <draw:frame draw:z-index="0" draw:style-name="gr1" draw:text-style-name="P1" svg:width="6.2988in" svg:height="3.5429in" svg:x="7.0579in" svg:y="1.9736in">
            <draw:object draw:notify-on-update-of-ranges="evaluate.N2:evaluate.N2 evaluate.O2:evaluate.X2 evaluate.N3:evaluate.N3 evaluate.O3:evaluate.X3 evaluate.N4:evaluate.N4 evaluate.O4:evaluate.X4 evaluate.N5:evaluate.N5 evaluate.O5:evaluate.X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ean</text:p>
          </table:table-cell>
          <table:table-cell table:formula="of:=2^[.B2]" office:value-type="float" office:value="4096" calcext:value-type="float">
            <text:p>4096</text:p>
          </table:table-cell>
          <table:table-cell table:formula="of:=[.B1]+[.B1]" office:value-type="float" office:value="8192" calcext:value-type="float">
            <text:p>8192</text:p>
          </table:table-cell>
          <table:table-cell table:formula="of:=[.C1]+[.C1]" office:value-type="float" office:value="16384" calcext:value-type="float">
            <text:p>16384</text:p>
          </table:table-cell>
          <table:table-cell table:formula="of:=[.D1]+[.D1]" office:value-type="float" office:value="32768" calcext:value-type="float">
            <text:p>32768</text:p>
          </table:table-cell>
          <table:table-cell table:formula="of:=[.E1]+[.E1]" office:value-type="float" office:value="65536" calcext:value-type="float">
            <text:p>65536</text:p>
          </table:table-cell>
          <table:table-cell table:formula="of:=[.F1]+[.F1]" office:value-type="float" office:value="131072" calcext:value-type="float">
            <text:p>131072</text:p>
          </table:table-cell>
          <table:table-cell table:formula="of:=[.G1]+[.G1]" office:value-type="float" office:value="262144" calcext:value-type="float">
            <text:p>262144</text:p>
          </table:table-cell>
          <table:table-cell table:formula="of:=[.H1]+[.H1]" office:value-type="float" office:value="524288" calcext:value-type="float">
            <text:p>524288</text:p>
          </table:table-cell>
          <table:table-cell table:formula="of:=[.I1]+[.I1]" office:value-type="float" office:value="1048576" calcext:value-type="float">
            <text:p>1048576</text:p>
          </table:table-cell>
          <table:table-cell table:formula="of:=[.J1]+[.J1]" office:value-type="float" office:value="2097152" calcext:value-type="float">
            <text:p>2097152</text:p>
          </table:table-cell>
          <table:table-cell table:formula="of:=[.K1]+[.K1]" office:value-type="float" office:value="4194304" calcext:value-type="float">
            <text:p>4194304</text:p>
          </table:table-cell>
          <table:table-cell/>
          <table:table-cell table:style-name="ce3" table:formula="of:=[.J4]/[.J2]/[.J1]" office:value-type="float" office:value="0.0307697820663452" calcext:value-type="float">
            <text:p>0.03077</text:p>
          </table:table-cell>
          <table:table-cell table:style-name="ce2" table:formula="of:=[.C1]*[.C2]*[.$N1]" office:value-type="float" office:value="3276.8587109375" calcext:value-type="float">
            <text:p>3277</text:p>
          </table:table-cell>
          <table:table-cell table:style-name="ce2" table:formula="of:=[.D1]*[.D2]*[.$N1]" office:value-type="float" office:value="7057.84953125" calcext:value-type="float">
            <text:p>7058</text:p>
          </table:table-cell>
          <table:table-cell table:style-name="ce2" table:formula="of:=[.E1]*[.E2]*[.$N1]" office:value-type="float" office:value="15123.96328125" calcext:value-type="float">
            <text:p>15124</text:p>
          </table:table-cell>
          <table:table-cell table:style-name="ce2" table:formula="of:=[.F1]*[.F2]*[.$N1]" office:value-type="float" office:value="32264.455" calcext:value-type="float">
            <text:p>32264</text:p>
          </table:table-cell>
          <table:table-cell table:style-name="ce2" table:formula="of:=[.G1]*[.G2]*[.$N1]" office:value-type="float" office:value="68561.966875" calcext:value-type="float">
            <text:p>68562</text:p>
          </table:table-cell>
          <table:table-cell table:style-name="ce2" table:formula="of:=[.H1]*[.H2]*[.$N1]" office:value-type="float" office:value="145190.0475" calcext:value-type="float">
            <text:p>145190</text:p>
          </table:table-cell>
          <table:table-cell table:style-name="ce2" table:formula="of:=[.I1]*[.I2]*[.$N1]" office:value-type="float" office:value="306512.3225" calcext:value-type="float">
            <text:p>306512</text:p>
          </table:table-cell>
          <table:table-cell table:style-name="ce2" table:formula="of:=[.J1]*[.J2]*[.$N1]" office:value-type="float" office:value="645289.1" calcext:value-type="float">
            <text:p>645289</text:p>
          </table:table-cell>
          <table:table-cell table:style-name="ce2" table:formula="of:=[.K1]*[.K2]*[.$N1]" office:value-type="float" office:value="1355107.11" calcext:value-type="float">
            <text:p>1355107</text:p>
          </table:table-cell>
          <table:table-cell table:style-name="ce2" table:formula="of:=[.L1]*[.L2]*[.$N1]" office:value-type="float" office:value="2839272.04" calcext:value-type="float">
            <text:p>2839272</text:p>
          </table:table-cell>
        </table:table-row>
        <table:table-row table:style-name="ro1">
          <table:table-cell/>
          <table:table-cell table:formula="of:=[.B13]" office:value-type="float" office:value="12" calcext:value-type="float">
            <text:p>12</text:p>
          </table:table-cell>
          <table:table-cell table:formula="of:=[.C13]" office:value-type="float" office:value="13" calcext:value-type="float">
            <text:p>13</text:p>
          </table:table-cell>
          <table:table-cell table:formula="of:=[.D13]" office:value-type="float" office:value="14" calcext:value-type="float">
            <text:p>14</text:p>
          </table:table-cell>
          <table:table-cell table:formula="of:=[.E13]" office:value-type="float" office:value="15" calcext:value-type="float">
            <text:p>15</text:p>
          </table:table-cell>
          <table:table-cell table:formula="of:=[.F13]" office:value-type="float" office:value="16" calcext:value-type="float">
            <text:p>16</text:p>
          </table:table-cell>
          <table:table-cell table:formula="of:=[.G13]" office:value-type="float" office:value="17" calcext:value-type="float">
            <text:p>17</text:p>
          </table:table-cell>
          <table:table-cell table:formula="of:=[.H13]" office:value-type="float" office:value="18" calcext:value-type="float">
            <text:p>18</text:p>
          </table:table-cell>
          <table:table-cell table:formula="of:=[.I13]" office:value-type="float" office:value="19" calcext:value-type="float">
            <text:p>19</text:p>
          </table:table-cell>
          <table:table-cell table:formula="of:=[.J13]" office:value-type="float" office:value="20" calcext:value-type="float">
            <text:p>20</text:p>
          </table:table-cell>
          <table:table-cell table:formula="of:=[.K13]" office:value-type="float" office:value="21" calcext:value-type="float">
            <text:p>21</text:p>
          </table:table-cell>
          <table:table-cell table:formula="of:=[.L13]" office:value-type="float" office:value="22" calcext:value-type="float">
            <text:p>22</text:p>
          </table:table-cell>
          <table:table-cell table:number-columns-repeated="2"/>
          <table:table-cell table:formula="of:=[.C2]" office:value-type="float" office:value="13" calcext:value-type="float">
            <text:p>13</text:p>
          </table:table-cell>
          <table:table-cell table:formula="of:=[.D2]" office:value-type="float" office:value="14" calcext:value-type="float">
            <text:p>14</text:p>
          </table:table-cell>
          <table:table-cell table:formula="of:=[.E2]" office:value-type="float" office:value="15" calcext:value-type="float">
            <text:p>15</text:p>
          </table:table-cell>
          <table:table-cell table:formula="of:=[.F2]" office:value-type="float" office:value="16" calcext:value-type="float">
            <text:p>16</text:p>
          </table:table-cell>
          <table:table-cell table:formula="of:=[.G2]" office:value-type="float" office:value="17" calcext:value-type="float">
            <text:p>17</text:p>
          </table:table-cell>
          <table:table-cell table:formula="of:=[.H2]" office:value-type="float" office:value="18" calcext:value-type="float">
            <text:p>18</text:p>
          </table:table-cell>
          <table:table-cell table:formula="of:=[.I2]" office:value-type="float" office:value="19" calcext:value-type="float">
            <text:p>19</text:p>
          </table:table-cell>
          <table:table-cell table:formula="of:=[.J2]" office:value-type="float" office:value="20" calcext:value-type="float">
            <text:p>20</text:p>
          </table:table-cell>
          <table:table-cell table:formula="of:=[.K2]" office:value-type="float" office:value="21" calcext:value-type="float">
            <text:p>21</text:p>
          </table:table-cell>
          <table:table-cell table:formula="of:=[.L2]" office:value-type="float" office:value="22" calcext:value-type="float">
            <text:p>22</text:p>
          </table:table-cell>
        </table:table-row>
        <table:table-row table:style-name="ro1">
          <table:table-cell table:formula="of:=[.A14]" office:value-type="string" office:string-value="QsortLib" calcext:value-type="string">
            <text:p>QsortLib</text:p>
          </table:table-cell>
          <table:table-cell table:style-name="ce2" table:formula="of:=AVERAGE([.B14];[.B19];[.B24];[.B29];[.B34];[.B39];[.B44];[.B49];[.B54];[.B59])" office:value-type="float" office:value="2294" calcext:value-type="float">
            <text:p>2294</text:p>
          </table:table-cell>
          <table:table-cell table:style-name="ce2" table:formula="of:=AVERAGE([.C14];[.C19];[.C24];[.C29];[.C34];[.C39];[.C44];[.C49];[.C54];[.C59])" office:value-type="float" office:value="1989.5" calcext:value-type="float">
            <text:p>1990</text:p>
          </table:table-cell>
          <table:table-cell table:style-name="ce2" table:formula="of:=AVERAGE([.D14];[.D19];[.D24];[.D29];[.D34];[.D39];[.D44];[.D49];[.D54];[.D59])" office:value-type="float" office:value="4419.8" calcext:value-type="float">
            <text:p>4420</text:p>
          </table:table-cell>
          <table:table-cell table:style-name="ce2" table:formula="of:=AVERAGE([.E14];[.E19];[.E24];[.E29];[.E34];[.E39];[.E44];[.E49];[.E54];[.E59])" office:value-type="float" office:value="9769.3" calcext:value-type="float">
            <text:p>9769</text:p>
          </table:table-cell>
          <table:table-cell table:style-name="ce2" table:formula="of:=AVERAGE([.F14];[.F19];[.F24];[.F29];[.F34];[.F39];[.F44];[.F49];[.F54];[.F59])" office:value-type="float" office:value="22336.9" calcext:value-type="float">
            <text:p>22337</text:p>
          </table:table-cell>
          <table:table-cell table:style-name="ce2" table:formula="of:=AVERAGE([.G14];[.G19];[.G24];[.G29];[.G34];[.G39];[.G44];[.G49];[.G54];[.G59])" office:value-type="float" office:value="50311.6" calcext:value-type="float">
            <text:p>50312</text:p>
          </table:table-cell>
          <table:table-cell table:style-name="ce2" table:formula="of:=AVERAGE([.H14];[.H19];[.H24];[.H29];[.H34];[.H39];[.H44];[.H49];[.H54];[.H59])" office:value-type="float" office:value="120595.5" calcext:value-type="float">
            <text:p>120596</text:p>
          </table:table-cell>
          <table:table-cell table:style-name="ce2" table:formula="of:=AVERAGE([.I14];[.I19];[.I24];[.I29];[.I34];[.I39];[.I44];[.I49];[.I54];[.I59])" office:value-type="float" office:value="292568.7" calcext:value-type="float">
            <text:p>292569</text:p>
          </table:table-cell>
          <table:table-cell table:style-name="ce2" table:formula="of:=AVERAGE([.J14];[.J19];[.J24];[.J29];[.J34];[.J39];[.J44];[.J49];[.J54];[.J59])" office:value-type="float" office:value="685525.2" calcext:value-type="float">
            <text:p>685525</text:p>
          </table:table-cell>
          <table:table-cell table:style-name="ce2" table:formula="of:=AVERAGE([.K14];[.K19];[.K24];[.K29];[.K34];[.K39];[.K44];[.K49];[.K54];[.K59])" office:value-type="float" office:value="1570573.7" calcext:value-type="float">
            <text:p>1570574</text:p>
          </table:table-cell>
          <table:table-cell table:style-name="ce2" table:formula="of:=AVERAGE([.L14];[.L19];[.L24];[.L29];[.L34];[.L39];[.L44];[.L49];[.L54];[.L59])" office:value-type="float" office:value="3556695.4" calcext:value-type="float">
            <text:p>3556695</text:p>
          </table:table-cell>
          <table:table-cell/>
          <table:table-cell table:formula="of:=[.A3]" office:value-type="string" office:string-value="QsortLib" calcext:value-type="string">
            <text:p>QsortLib</text:p>
          </table:table-cell>
          <table:table-cell table:style-name="ce4" table:formula="of:=[.C3]/[.O$1]" office:value-type="float" office:value="0.607136338640249" calcext:value-type="float">
            <text:p>0.61</text:p>
          </table:table-cell>
          <table:table-cell table:style-name="ce4" table:formula="of:=[.D3]/[.P$1]" office:value-type="float" office:value="0.626224741747536" calcext:value-type="float">
            <text:p>0.63</text:p>
          </table:table-cell>
          <table:table-cell table:style-name="ce4" table:formula="of:=[.E3]/[.Q$1]" office:value-type="float" office:value="0.645948407724021" calcext:value-type="float">
            <text:p>0.65</text:p>
          </table:table-cell>
          <table:table-cell table:style-name="ce4" table:formula="of:=[.F3]/[.R$1]" office:value-type="float" office:value="0.692306750571178" calcext:value-type="float">
            <text:p>0.69</text:p>
          </table:table-cell>
          <table:table-cell table:style-name="ce4" table:formula="of:=[.G3]/[.S$1]" office:value-type="float" office:value="0.733812086980038" calcext:value-type="float">
            <text:p>0.73</text:p>
          </table:table-cell>
          <table:table-cell table:style-name="ce4" table:formula="of:=[.H3]/[.T$1]" office:value-type="float" office:value="0.830604453104818" calcext:value-type="float">
            <text:p>0.83</text:p>
          </table:table-cell>
          <table:table-cell table:style-name="ce4" table:formula="of:=[.I3]/[.U$1]" office:value-type="float" office:value="0.954508770197975" calcext:value-type="float">
            <text:p>0.95</text:p>
          </table:table-cell>
          <table:table-cell table:style-name="ce4" table:formula="of:=[.J3]/[.V$1]" office:value-type="float" office:value="1.06235360243959" calcext:value-type="float">
            <text:p>1.06</text:p>
          </table:table-cell>
          <table:table-cell table:style-name="ce4" table:formula="of:=[.K3]/[.W$1]" office:value-type="float" office:value="1.15900336468606" calcext:value-type="float">
            <text:p>1.16</text:p>
          </table:table-cell>
          <table:table-cell table:style-name="ce4" table:formula="of:=[.L3]/[.X$1]" office:value-type="float" office:value="1.25267862673701" calcext:value-type="float">
            <text:p>1.25</text:p>
          </table:table-cell>
        </table:table-row>
        <table:table-row table:style-name="ro1">
          <table:table-cell table:formula="of:=[.A15]" office:value-type="string" office:string-value="QuickHole" calcext:value-type="string">
            <text:p>QuickHole</text:p>
          </table:table-cell>
          <table:table-cell table:style-name="ce2" table:formula="of:=AVERAGE([.B15];[.B20];[.B25];[.B30];[.B35];[.B40];[.B45];[.B50];[.B55];[.B60])" office:value-type="float" office:value="3006.9" calcext:value-type="float">
            <text:p>3007</text:p>
          </table:table-cell>
          <table:table-cell table:style-name="ce2" table:formula="of:=AVERAGE([.C15];[.C20];[.C25];[.C30];[.C35];[.C40];[.C45];[.C50];[.C55];[.C60])" office:value-type="float" office:value="1929.7" calcext:value-type="float">
            <text:p>1930</text:p>
          </table:table-cell>
          <table:table-cell table:style-name="ce2" table:formula="of:=AVERAGE([.D15];[.D20];[.D25];[.D30];[.D35];[.D40];[.D45];[.D50];[.D55];[.D60])" office:value-type="float" office:value="4297.8" calcext:value-type="float">
            <text:p>4298</text:p>
          </table:table-cell>
          <table:table-cell table:style-name="ce2" table:formula="of:=AVERAGE([.E15];[.E20];[.E25];[.E30];[.E35];[.E40];[.E45];[.E50];[.E55];[.E60])" office:value-type="float" office:value="9327.6" calcext:value-type="float">
            <text:p>9328</text:p>
          </table:table-cell>
          <table:table-cell table:style-name="ce2" table:formula="of:=AVERAGE([.F15];[.F20];[.F25];[.F30];[.F35];[.F40];[.F45];[.F50];[.F55];[.F60])" office:value-type="float" office:value="21763.1" calcext:value-type="float">
            <text:p>21763</text:p>
          </table:table-cell>
          <table:table-cell table:style-name="ce2" table:formula="of:=AVERAGE([.G15];[.G20];[.G25];[.G30];[.G35];[.G40];[.G45];[.G50];[.G55];[.G60])" office:value-type="float" office:value="47819" calcext:value-type="float">
            <text:p>47819</text:p>
          </table:table-cell>
          <table:table-cell table:style-name="ce2" table:formula="of:=AVERAGE([.H15];[.H20];[.H25];[.H30];[.H35];[.H40];[.H45];[.H50];[.H55];[.H60])" office:value-type="float" office:value="118064.4" calcext:value-type="float">
            <text:p>118064</text:p>
          </table:table-cell>
          <table:table-cell table:style-name="ce2" table:formula="of:=AVERAGE([.I15];[.I20];[.I25];[.I30];[.I35];[.I40];[.I45];[.I50];[.I55];[.I60])" office:value-type="float" office:value="283381" calcext:value-type="float">
            <text:p>283381</text:p>
          </table:table-cell>
          <table:table-cell table:style-name="ce2" table:formula="of:=AVERAGE([.J15];[.J20];[.J25];[.J30];[.J35];[.J40];[.J45];[.J50];[.J55];[.J60])" office:value-type="float" office:value="645289.1" calcext:value-type="float">
            <text:p>645289</text:p>
          </table:table-cell>
          <table:table-cell table:style-name="ce2" table:formula="of:=AVERAGE([.K15];[.K20];[.K25];[.K30];[.K35];[.K40];[.K45];[.K50];[.K55];[.K60])" office:value-type="float" office:value="1485934.7" calcext:value-type="float">
            <text:p>1485935</text:p>
          </table:table-cell>
          <table:table-cell table:style-name="ce2" table:formula="of:=AVERAGE([.L15];[.L20];[.L25];[.L30];[.L35];[.L40];[.L45];[.L50];[.L55];[.L60])" office:value-type="float" office:value="3488986" calcext:value-type="float">
            <text:p>3488986</text:p>
          </table:table-cell>
          <table:table-cell/>
          <table:table-cell table:formula="of:=[.A4]" office:value-type="string" office:string-value="QuickHole" calcext:value-type="string">
            <text:p>QuickHole</text:p>
          </table:table-cell>
          <table:table-cell table:style-name="ce4" table:formula="of:=[.C4]/[.O$1]" office:value-type="float" office:value="0.588887153894993" calcext:value-type="float">
            <text:p>0.59</text:p>
          </table:table-cell>
          <table:table-cell table:style-name="ce4" table:formula="of:=[.D4]/[.P$1]" office:value-type="float" office:value="0.608939023277651" calcext:value-type="float">
            <text:p>0.61</text:p>
          </table:table-cell>
          <table:table-cell table:style-name="ce4" table:formula="of:=[.E4]/[.Q$1]" office:value-type="float" office:value="0.616743100108153" calcext:value-type="float">
            <text:p>0.62</text:p>
          </table:table-cell>
          <table:table-cell table:style-name="ce4" table:formula="of:=[.F4]/[.R$1]" office:value-type="float" office:value="0.674522473725343" calcext:value-type="float">
            <text:p>0.67</text:p>
          </table:table-cell>
          <table:table-cell table:style-name="ce4" table:formula="of:=[.G4]/[.S$1]" office:value-type="float" office:value="0.697456653878995" calcext:value-type="float">
            <text:p>0.70</text:p>
          </table:table-cell>
          <table:table-cell table:style-name="ce4" table:formula="of:=[.H4]/[.T$1]" office:value-type="float" office:value="0.813171440005211" calcext:value-type="float">
            <text:p>0.81</text:p>
          </table:table-cell>
          <table:table-cell table:style-name="ce4" table:formula="of:=[.I4]/[.U$1]" office:value-type="float" office:value="0.924533792601438" calcext:value-type="float">
            <text:p>0.92</text:p>
          </table:table-cell>
          <table:table-cell table:style-name="ce4" table:formula="of:=[.J4]/[.V$1]" office:value-type="float" office:value="1" calcext:value-type="float">
            <text:p>1.00</text:p>
          </table:table-cell>
          <table:table-cell table:style-name="ce4" table:formula="of:=[.K4]/[.W$1]" office:value-type="float" office:value="1.09654409532247" calcext:value-type="float">
            <text:p>1.10</text:p>
          </table:table-cell>
          <table:table-cell table:style-name="ce4" table:formula="of:=[.L4]/[.X$1]" office:value-type="float" office:value="1.22883117603624" calcext:value-type="float">
            <text:p>1.23</text:p>
          </table:table-cell>
        </table:table-row>
        <table:table-row table:style-name="ro1">
          <table:table-cell table:formula="of:=[.A16]" office:value-type="string" office:string-value="QuickMedian" calcext:value-type="string">
            <text:p>QuickMedian</text:p>
          </table:table-cell>
          <table:table-cell table:style-name="ce2" table:formula="of:=AVERAGE([.B16];[.B21];[.B26];[.B31];[.B36];[.B41];[.B46];[.B51];[.B56];[.B61])" office:value-type="float" office:value="1886.3" calcext:value-type="float">
            <text:p>1886</text:p>
          </table:table-cell>
          <table:table-cell table:style-name="ce2" table:formula="of:=AVERAGE([.C16];[.C21];[.C26];[.C31];[.C36];[.C41];[.C46];[.C51];[.C56];[.C61])" office:value-type="float" office:value="1779.9" calcext:value-type="float">
            <text:p>1780</text:p>
          </table:table-cell>
          <table:table-cell table:style-name="ce2" table:formula="of:=AVERAGE([.D16];[.D21];[.D26];[.D31];[.D36];[.D41];[.D46];[.D51];[.D56];[.D61])" office:value-type="float" office:value="3868.7" calcext:value-type="float">
            <text:p>3869</text:p>
          </table:table-cell>
          <table:table-cell table:style-name="ce2" table:formula="of:=AVERAGE([.E16];[.E21];[.E26];[.E31];[.E36];[.E41];[.E46];[.E51];[.E56];[.E61])" office:value-type="float" office:value="8484.6" calcext:value-type="float">
            <text:p>8485</text:p>
          </table:table-cell>
          <table:table-cell table:style-name="ce2" table:formula="of:=AVERAGE([.F16];[.F21];[.F26];[.F31];[.F36];[.F41];[.F46];[.F51];[.F56];[.F61])" office:value-type="float" office:value="19338.3" calcext:value-type="float">
            <text:p>19338</text:p>
          </table:table-cell>
          <table:table-cell table:style-name="ce2" table:formula="of:=AVERAGE([.G16];[.G21];[.G26];[.G31];[.G36];[.G41];[.G46];[.G51];[.G56];[.G61])" office:value-type="float" office:value="43080.5" calcext:value-type="float">
            <text:p>43081</text:p>
          </table:table-cell>
          <table:table-cell table:style-name="ce2" table:formula="of:=AVERAGE([.H16];[.H21];[.H26];[.H31];[.H36];[.H41];[.H46];[.H51];[.H56];[.H61])" office:value-type="float" office:value="105151.5" calcext:value-type="float">
            <text:p>105152</text:p>
          </table:table-cell>
          <table:table-cell table:style-name="ce2" table:formula="of:=AVERAGE([.I16];[.I21];[.I26];[.I31];[.I36];[.I41];[.I46];[.I51];[.I56];[.I61])" office:value-type="float" office:value="250242.5" calcext:value-type="float">
            <text:p>250243</text:p>
          </table:table-cell>
          <table:table-cell table:style-name="ce2" table:formula="of:=AVERAGE([.J16];[.J21];[.J26];[.J31];[.J36];[.J41];[.J46];[.J51];[.J56];[.J61])" office:value-type="float" office:value="575448.7" calcext:value-type="float">
            <text:p>575449</text:p>
          </table:table-cell>
          <table:table-cell table:style-name="ce2" table:formula="of:=AVERAGE([.K16];[.K21];[.K26];[.K31];[.K36];[.K41];[.K46];[.K51];[.K56];[.K61])" office:value-type="float" office:value="1312734.7" calcext:value-type="float">
            <text:p>1312735</text:p>
          </table:table-cell>
          <table:table-cell table:style-name="ce2" table:formula="of:=AVERAGE([.L16];[.L21];[.L26];[.L31];[.L36];[.L41];[.L46];[.L51];[.L56];[.L61])" office:value-type="float" office:value="3055745.6" calcext:value-type="float">
            <text:p>3055746</text:p>
          </table:table-cell>
          <table:table-cell/>
          <table:table-cell table:formula="of:=[.A5]" office:value-type="string" office:string-value="QuickMedian" calcext:value-type="string">
            <text:p>QuickMedian</text:p>
          </table:table-cell>
          <table:table-cell table:style-name="ce4" table:formula="of:=[.C5]/[.O$1]" office:value-type="float" office:value="0.543172640937813" calcext:value-type="float">
            <text:p>0.54</text:p>
          </table:table-cell>
          <table:table-cell table:style-name="ce4" table:formula="of:=[.D5]/[.P$1]" office:value-type="float" office:value="0.548141467577423" calcext:value-type="float">
            <text:p>0.55</text:p>
          </table:table-cell>
          <table:table-cell table:style-name="ce4" table:formula="of:=[.E5]/[.Q$1]" office:value-type="float" office:value="0.561003742353621" calcext:value-type="float">
            <text:p>0.56</text:p>
          </table:table-cell>
          <table:table-cell table:style-name="ce4" table:formula="of:=[.F5]/[.R$1]" office:value-type="float" office:value="0.599368562091007" calcext:value-type="float">
            <text:p>0.60</text:p>
          </table:table-cell>
          <table:table-cell table:style-name="ce4" table:formula="of:=[.G5]/[.S$1]" office:value-type="float" office:value="0.628343992501601" calcext:value-type="float">
            <text:p>0.63</text:p>
          </table:table-cell>
          <table:table-cell table:style-name="ce4" table:formula="of:=[.H5]/[.T$1]" office:value-type="float" office:value="0.724233525717388" calcext:value-type="float">
            <text:p>0.72</text:p>
          </table:table-cell>
          <table:table-cell table:style-name="ce4" table:formula="of:=[.I5]/[.U$1]" office:value-type="float" office:value="0.816419052777234" calcext:value-type="float">
            <text:p>0.82</text:p>
          </table:table-cell>
          <table:table-cell table:style-name="ce4" table:formula="of:=[.J5]/[.V$1]" office:value-type="float" office:value="0.891768821137688" calcext:value-type="float">
            <text:p>0.89</text:p>
          </table:table-cell>
          <table:table-cell table:style-name="ce4" table:formula="of:=[.K5]/[.W$1]" office:value-type="float" office:value="0.968731320434146" calcext:value-type="float">
            <text:p>0.97</text:p>
          </table:table-cell>
          <table:table-cell table:style-name="ce4" table:formula="of:=[.L5]/[.X$1]" office:value-type="float" office:value="1.07624262731795" calcext:value-type="float">
            <text:p>1.0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formula="of:=[.B2]" office:value-type="float" office:value="12" calcext:value-type="float">
            <text:p>12</text:p>
          </table:table-cell>
          <table:table-cell table:formula="of:=[.C2]" office:value-type="float" office:value="13" calcext:value-type="float">
            <text:p>13</text:p>
          </table:table-cell>
          <table:table-cell table:formula="of:=[.D2]" office:value-type="float" office:value="14" calcext:value-type="float">
            <text:p>14</text:p>
          </table:table-cell>
          <table:table-cell table:formula="of:=[.E2]" office:value-type="float" office:value="15" calcext:value-type="float">
            <text:p>15</text:p>
          </table:table-cell>
          <table:table-cell table:formula="of:=[.F2]" office:value-type="float" office:value="16" calcext:value-type="float">
            <text:p>16</text:p>
          </table:table-cell>
          <table:table-cell table:formula="of:=[.G2]" office:value-type="float" office:value="17" calcext:value-type="float">
            <text:p>17</text:p>
          </table:table-cell>
          <table:table-cell table:formula="of:=[.H2]" office:value-type="float" office:value="18" calcext:value-type="float">
            <text:p>18</text:p>
          </table:table-cell>
          <table:table-cell table:formula="of:=[.I2]" office:value-type="float" office:value="19" calcext:value-type="float">
            <text:p>19</text:p>
          </table:table-cell>
          <table:table-cell table:formula="of:=[.J2]" office:value-type="float" office:value="20" calcext:value-type="float">
            <text:p>20</text:p>
          </table:table-cell>
          <table:table-cell table:formula="of:=[.K2]" office:value-type="float" office:value="21" calcext:value-type="float">
            <text:p>21</text:p>
          </table:table-cell>
          <table:table-cell table:formula="of:=[.L2]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Stdev(%)</text:p>
          </table:table-cell>
          <table:table-cell table:formula="of:=[.C7]" office:value-type="float" office:value="13" calcext:value-type="float">
            <text:p>13</text:p>
          </table:table-cell>
          <table:table-cell table:formula="of:=[.D7]" office:value-type="float" office:value="14" calcext:value-type="float">
            <text:p>14</text:p>
          </table:table-cell>
          <table:table-cell table:formula="of:=[.E7]" office:value-type="float" office:value="15" calcext:value-type="float">
            <text:p>15</text:p>
          </table:table-cell>
          <table:table-cell table:formula="of:=[.F7]" office:value-type="float" office:value="16" calcext:value-type="float">
            <text:p>16</text:p>
          </table:table-cell>
          <table:table-cell table:formula="of:=[.G7]" office:value-type="float" office:value="17" calcext:value-type="float">
            <text:p>17</text:p>
          </table:table-cell>
          <table:table-cell table:formula="of:=[.H7]" office:value-type="float" office:value="18" calcext:value-type="float">
            <text:p>18</text:p>
          </table:table-cell>
          <table:table-cell table:formula="of:=[.I7]" office:value-type="float" office:value="19" calcext:value-type="float">
            <text:p>19</text:p>
          </table:table-cell>
          <table:table-cell table:formula="of:=[.J7]" office:value-type="float" office:value="20" calcext:value-type="float">
            <text:p>20</text:p>
          </table:table-cell>
          <table:table-cell table:formula="of:=[.K7]" office:value-type="float" office:value="21" calcext:value-type="float">
            <text:p>21</text:p>
          </table:table-cell>
          <table:table-cell table:formula="of:=[.L7]" office:value-type="float" office:value="22" calcext:value-type="float">
            <text:p>22</text:p>
          </table:table-cell>
        </table:table-row>
        <table:table-row table:style-name="ro1">
          <table:table-cell table:formula="of:=[.A3]" office:value-type="string" office:string-value="QsortLib" calcext:value-type="string">
            <text:p>QsortLib</text:p>
          </table:table-cell>
          <table:table-cell table:style-name="ce2" table:formula="of:=STDEV([.B14];[.B19];[.B24];[.B29];[.B34];[.B39];[.B44];[.B49];[.B54];[.B59])" office:value-type="float" office:value="2500.50194960932" calcext:value-type="float">
            <text:p>2501</text:p>
          </table:table-cell>
          <table:table-cell table:style-name="ce2" table:formula="of:=STDEV([.C14];[.C19];[.C24];[.C29];[.C34];[.C39];[.C44];[.C49];[.C54];[.C59])" office:value-type="float" office:value="29.5004708060359" calcext:value-type="float">
            <text:p>30</text:p>
          </table:table-cell>
          <table:table-cell table:style-name="ce2" table:formula="of:=STDEV([.D14];[.D19];[.D24];[.D29];[.D34];[.D39];[.D44];[.D49];[.D54];[.D59])" office:value-type="float" office:value="112.676330946457" calcext:value-type="float">
            <text:p>113</text:p>
          </table:table-cell>
          <table:table-cell table:style-name="ce2" table:formula="of:=STDEV([.E14];[.E19];[.E24];[.E29];[.E34];[.E39];[.E44];[.E49];[.E54];[.E59])" office:value-type="float" office:value="160.379445898365" calcext:value-type="float">
            <text:p>160</text:p>
          </table:table-cell>
          <table:table-cell table:style-name="ce2" table:formula="of:=STDEV([.F14];[.F19];[.F24];[.F29];[.F34];[.F39];[.F44];[.F49];[.F54];[.F59])" office:value-type="float" office:value="332.015545151462" calcext:value-type="float">
            <text:p>332</text:p>
          </table:table-cell>
          <table:table-cell table:style-name="ce2" table:formula="of:=STDEV([.G14];[.G19];[.G24];[.G29];[.G34];[.G39];[.G44];[.G49];[.G54];[.G59])" office:value-type="float" office:value="340.973182392855" calcext:value-type="float">
            <text:p>341</text:p>
          </table:table-cell>
          <table:table-cell table:style-name="ce2" table:formula="of:=STDEV([.H14];[.H19];[.H24];[.H29];[.H34];[.H39];[.H44];[.H49];[.H54];[.H59])" office:value-type="float" office:value="558.753225195763" calcext:value-type="float">
            <text:p>559</text:p>
          </table:table-cell>
          <table:table-cell table:style-name="ce2" table:formula="of:=STDEV([.I14];[.I19];[.I24];[.I29];[.I34];[.I39];[.I44];[.I49];[.I54];[.I59])" office:value-type="float" office:value="2286.72526892838" calcext:value-type="float">
            <text:p>2287</text:p>
          </table:table-cell>
          <table:table-cell table:style-name="ce2" table:formula="of:=STDEV([.J14];[.J19];[.J24];[.J29];[.J34];[.J39];[.J44];[.J49];[.J54];[.J59])" office:value-type="float" office:value="2879.30260846461" calcext:value-type="float">
            <text:p>2879</text:p>
          </table:table-cell>
          <table:table-cell table:style-name="ce2" table:formula="of:=STDEV([.K14];[.K19];[.K24];[.K29];[.K34];[.K39];[.K44];[.K49];[.K54];[.K59])" office:value-type="float" office:value="6927.35493933692" calcext:value-type="float">
            <text:p>6927</text:p>
          </table:table-cell>
          <table:table-cell table:style-name="ce2" table:formula="of:=STDEV([.L14];[.L19];[.L24];[.L29];[.L34];[.L39];[.L44];[.L49];[.L54];[.L59])" office:value-type="float" office:value="14963.0896259949" calcext:value-type="float">
            <text:p>14963</text:p>
          </table:table-cell>
          <table:table-cell/>
          <table:table-cell table:formula="of:=[.A8]" office:value-type="string" office:string-value="QsortLib" calcext:value-type="string">
            <text:p>QsortLib</text:p>
          </table:table-cell>
          <table:table-cell table:style-name="ce5" table:formula="of:=[.C8]/[.C3]" office:value-type="percentage" office:value="0.014828082837917" calcext:value-type="percentage">
            <text:p>1.5%</text:p>
          </table:table-cell>
          <table:table-cell table:style-name="ce5" table:formula="of:=[.D8]/[.D3]" office:value-type="percentage" office:value="0.0254935361207424" calcext:value-type="percentage">
            <text:p>2.5%</text:p>
          </table:table-cell>
          <table:table-cell table:style-name="ce5" table:formula="of:=[.E8]/[.E3]" office:value-type="percentage" office:value="0.0164166773359775" calcext:value-type="percentage">
            <text:p>1.6%</text:p>
          </table:table-cell>
          <table:table-cell table:style-name="ce5" table:formula="of:=[.F8]/[.F3]" office:value-type="percentage" office:value="0.0148639938913395" calcext:value-type="percentage">
            <text:p>1.5%</text:p>
          </table:table-cell>
          <table:table-cell table:style-name="ce5" table:formula="of:=[.G8]/[.G3]" office:value-type="percentage" office:value="0.0067772279631905" calcext:value-type="percentage">
            <text:p>0.7%</text:p>
          </table:table-cell>
          <table:table-cell table:style-name="ce5" table:formula="of:=[.H8]/[.H3]" office:value-type="percentage" office:value="0.00463328420377015" calcext:value-type="percentage">
            <text:p>0.5%</text:p>
          </table:table-cell>
          <table:table-cell table:style-name="ce5" table:formula="of:=[.I8]/[.I3]" office:value-type="percentage" office:value="0.0078160284026568" calcext:value-type="percentage">
            <text:p>0.8%</text:p>
          </table:table-cell>
          <table:table-cell table:style-name="ce5" table:formula="of:=[.J8]/[.J3]" office:value-type="percentage" office:value="0.00420014115960232" calcext:value-type="percentage">
            <text:p>0.4%</text:p>
          </table:table-cell>
          <table:table-cell table:style-name="ce5" table:formula="of:=[.K8]/[.K3]" office:value-type="percentage" office:value="0.00441071624931508" calcext:value-type="percentage">
            <text:p>0.4%</text:p>
          </table:table-cell>
          <table:table-cell table:style-name="ce5" table:formula="of:=[.L8]/[.L3]" office:value-type="percentage" office:value="0.00420702026549557" calcext:value-type="percentage">
            <text:p>0.4%</text:p>
          </table:table-cell>
        </table:table-row>
        <table:table-row table:style-name="ro1">
          <table:table-cell table:formula="of:=[.A4]" office:value-type="string" office:string-value="QuickHole" calcext:value-type="string">
            <text:p>QuickHole</text:p>
          </table:table-cell>
          <table:table-cell table:style-name="ce2" table:formula="of:=STDEV([.B15];[.B20];[.B25];[.B30];[.B35];[.B40];[.B45];[.B50];[.B55];[.B60])" office:value-type="float" office:value="4515.82249060641" calcext:value-type="float">
            <text:p>4516</text:p>
          </table:table-cell>
          <table:table-cell table:style-name="ce2" table:formula="of:=STDEV([.C15];[.C20];[.C25];[.C30];[.C35];[.C40];[.C45];[.C50];[.C55];[.C60])" office:value-type="float" office:value="43.6222420331647" calcext:value-type="float">
            <text:p>44</text:p>
          </table:table-cell>
          <table:table-cell table:style-name="ce2" table:formula="of:=STDEV([.D15];[.D20];[.D25];[.D30];[.D35];[.D40];[.D45];[.D50];[.D55];[.D60])" office:value-type="float" office:value="117.483615878981" calcext:value-type="float">
            <text:p>117</text:p>
          </table:table-cell>
          <table:table-cell table:style-name="ce2" table:formula="of:=STDEV([.E15];[.E20];[.E25];[.E30];[.E35];[.E40];[.E45];[.E50];[.E55];[.E60])" office:value-type="float" office:value="102.344950480661" calcext:value-type="float">
            <text:p>102</text:p>
          </table:table-cell>
          <table:table-cell table:style-name="ce2" table:formula="of:=STDEV([.F15];[.F20];[.F25];[.F30];[.F35];[.F40];[.F45];[.F50];[.F55];[.F60])" office:value-type="float" office:value="509.017015650972" calcext:value-type="float">
            <text:p>509</text:p>
          </table:table-cell>
          <table:table-cell table:style-name="ce2" table:formula="of:=STDEV([.G15];[.G20];[.G25];[.G30];[.G35];[.G40];[.G45];[.G50];[.G55];[.G60])" office:value-type="float" office:value="1181.00155235574" calcext:value-type="float">
            <text:p>1181</text:p>
          </table:table-cell>
          <table:table-cell table:style-name="ce2" table:formula="of:=STDEV([.H15];[.H20];[.H25];[.H30];[.H35];[.H40];[.H45];[.H50];[.H55];[.H60])" office:value-type="float" office:value="1862.7526346184" calcext:value-type="float">
            <text:p>1863</text:p>
          </table:table-cell>
          <table:table-cell table:style-name="ce2" table:formula="of:=STDEV([.I15];[.I20];[.I25];[.I30];[.I35];[.I40];[.I45];[.I50];[.I55];[.I60])" office:value-type="float" office:value="7486.37774746758" calcext:value-type="float">
            <text:p>7486</text:p>
          </table:table-cell>
          <table:table-cell table:style-name="ce2" table:formula="of:=STDEV([.J15];[.J20];[.J25];[.J30];[.J35];[.J40];[.J45];[.J50];[.J55];[.J60])" office:value-type="float" office:value="13958.3347339303" calcext:value-type="float">
            <text:p>13958</text:p>
          </table:table-cell>
          <table:table-cell table:style-name="ce2" table:formula="of:=STDEV([.K15];[.K20];[.K25];[.K30];[.K35];[.K40];[.K45];[.K50];[.K55];[.K60])" office:value-type="float" office:value="50390.4452871111" calcext:value-type="float">
            <text:p>50390</text:p>
          </table:table-cell>
          <table:table-cell table:style-name="ce2" table:formula="of:=STDEV([.L15];[.L20];[.L25];[.L30];[.L35];[.L40];[.L45];[.L50];[.L55];[.L60])" office:value-type="float" office:value="68203.8788779641" calcext:value-type="float">
            <text:p>68204</text:p>
          </table:table-cell>
          <table:table-cell/>
          <table:table-cell table:formula="of:=[.A9]" office:value-type="string" office:string-value="QuickHole" calcext:value-type="string">
            <text:p>QuickHole</text:p>
          </table:table-cell>
          <table:table-cell table:style-name="ce5" table:formula="of:=[.C9]/[.C4]" office:value-type="percentage" office:value="0.0226057117858552" calcext:value-type="percentage">
            <text:p>2.3%</text:p>
          </table:table-cell>
          <table:table-cell table:style-name="ce5" table:formula="of:=[.D9]/[.D4]" office:value-type="percentage" office:value="0.0273357568707202" calcext:value-type="percentage">
            <text:p>2.7%</text:p>
          </table:table-cell>
          <table:table-cell table:style-name="ce5" table:formula="of:=[.E9]/[.E4]" office:value-type="percentage" office:value="0.0109722705176745" calcext:value-type="percentage">
            <text:p>1.1%</text:p>
          </table:table-cell>
          <table:table-cell table:style-name="ce5" table:formula="of:=[.F9]/[.F4]" office:value-type="percentage" office:value="0.0233889940151436" calcext:value-type="percentage">
            <text:p>2.3%</text:p>
          </table:table-cell>
          <table:table-cell table:style-name="ce5" table:formula="of:=[.G9]/[.G4]" office:value-type="percentage" office:value="0.0246973285170275" calcext:value-type="percentage">
            <text:p>2.5%</text:p>
          </table:table-cell>
          <table:table-cell table:style-name="ce5" table:formula="of:=[.H9]/[.H4]" office:value-type="percentage" office:value="0.0157774285442385" calcext:value-type="percentage">
            <text:p>1.6%</text:p>
          </table:table-cell>
          <table:table-cell table:style-name="ce5" table:formula="of:=[.I9]/[.I4]" office:value-type="percentage" office:value="0.0264180652459677" calcext:value-type="percentage">
            <text:p>2.6%</text:p>
          </table:table-cell>
          <table:table-cell table:style-name="ce5" table:formula="of:=[.J9]/[.J4]" office:value-type="percentage" office:value="0.0216311336018697" calcext:value-type="percentage">
            <text:p>2.2%</text:p>
          </table:table-cell>
          <table:table-cell table:style-name="ce5" table:formula="of:=[.K9]/[.K4]" office:value-type="percentage" office:value="0.033911614882613" calcext:value-type="percentage">
            <text:p>3.4%</text:p>
          </table:table-cell>
          <table:table-cell table:style-name="ce5" table:formula="of:=[.L9]/[.L4]" office:value-type="percentage" office:value="0.0195483383647754" calcext:value-type="percentage">
            <text:p>2.0%</text:p>
          </table:table-cell>
        </table:table-row>
        <table:table-row table:style-name="ro1">
          <table:table-cell table:formula="of:=[.A5]" office:value-type="string" office:string-value="QuickMedian" calcext:value-type="string">
            <text:p>QuickMedian</text:p>
          </table:table-cell>
          <table:table-cell table:style-name="ce2" table:formula="of:=STDEV([.B16];[.B21];[.B26];[.B31];[.B36];[.B41];[.B46];[.B51];[.B56];[.B61])" office:value-type="float" office:value="3403.56489744372" calcext:value-type="float">
            <text:p>3404</text:p>
          </table:table-cell>
          <table:table-cell table:style-name="ce2" table:formula="of:=STDEV([.C16];[.C21];[.C26];[.C31];[.C36];[.C41];[.C46];[.C51];[.C56];[.C61])" office:value-type="float" office:value="13.9240000638386" calcext:value-type="float">
            <text:p>14</text:p>
          </table:table-cell>
          <table:table-cell table:style-name="ce2" table:formula="of:=STDEV([.D16];[.D21];[.D26];[.D31];[.D36];[.D41];[.D46];[.D51];[.D56];[.D61])" office:value-type="float" office:value="48.9331743866628" calcext:value-type="float">
            <text:p>49</text:p>
          </table:table-cell>
          <table:table-cell table:style-name="ce2" table:formula="of:=STDEV([.E16];[.E21];[.E26];[.E31];[.E36];[.E41];[.E46];[.E51];[.E56];[.E61])" office:value-type="float" office:value="92.0074876180074" calcext:value-type="float">
            <text:p>92</text:p>
          </table:table-cell>
          <table:table-cell table:style-name="ce2" table:formula="of:=STDEV([.F16];[.F21];[.F26];[.F31];[.F36];[.F41];[.F46];[.F51];[.F56];[.F61])" office:value-type="float" office:value="253.074012011418" calcext:value-type="float">
            <text:p>253</text:p>
          </table:table-cell>
          <table:table-cell table:style-name="ce2" table:formula="of:=STDEV([.G16];[.G21];[.G26];[.G31];[.G36];[.G41];[.G46];[.G51];[.G56];[.G61])" office:value-type="float" office:value="686.200367563618" calcext:value-type="float">
            <text:p>686</text:p>
          </table:table-cell>
          <table:table-cell table:style-name="ce2" table:formula="of:=STDEV([.H16];[.H21];[.H26];[.H31];[.H36];[.H41];[.H46];[.H51];[.H56];[.H61])" office:value-type="float" office:value="1389.58884806502" calcext:value-type="float">
            <text:p>1390</text:p>
          </table:table-cell>
          <table:table-cell table:style-name="ce2" table:formula="of:=STDEV([.I16];[.I21];[.I26];[.I31];[.I36];[.I41];[.I46];[.I51];[.I56];[.I61])" office:value-type="float" office:value="2040.07468545204" calcext:value-type="float">
            <text:p>2040</text:p>
          </table:table-cell>
          <table:table-cell table:style-name="ce2" table:formula="of:=STDEV([.J16];[.J21];[.J26];[.J31];[.J36];[.J41];[.J46];[.J51];[.J56];[.J61])" office:value-type="float" office:value="6570.1548442771" calcext:value-type="float">
            <text:p>6570</text:p>
          </table:table-cell>
          <table:table-cell table:style-name="ce2" table:formula="of:=STDEV([.K16];[.K21];[.K26];[.K31];[.K36];[.K41];[.K46];[.K51];[.K56];[.K61])" office:value-type="float" office:value="24799.0219657057" calcext:value-type="float">
            <text:p>24799</text:p>
          </table:table-cell>
          <table:table-cell table:style-name="ce2" table:formula="of:=STDEV([.L16];[.L21];[.L26];[.L31];[.L36];[.L41];[.L46];[.L51];[.L56];[.L61])" office:value-type="float" office:value="41806.6771546258" calcext:value-type="float">
            <text:p>41807</text:p>
          </table:table-cell>
          <table:table-cell/>
          <table:table-cell table:formula="of:=[.A10]" office:value-type="string" office:string-value="QuickMedian" calcext:value-type="string">
            <text:p>QuickMedian</text:p>
          </table:table-cell>
          <table:table-cell table:style-name="ce5" table:formula="of:=[.C10]/[.C5]" office:value-type="percentage" office:value="0.00782291143538323" calcext:value-type="percentage">
            <text:p>0.8%</text:p>
          </table:table-cell>
          <table:table-cell table:style-name="ce5" table:formula="of:=[.D10]/[.D5]" office:value-type="percentage" office:value="0.0126484799510592" calcext:value-type="percentage">
            <text:p>1.3%</text:p>
          </table:table-cell>
          <table:table-cell table:style-name="ce5" table:formula="of:=[.E10]/[.E5]" office:value-type="percentage" office:value="0.0108440571880828" calcext:value-type="percentage">
            <text:p>1.1%</text:p>
          </table:table-cell>
          <table:table-cell table:style-name="ce5" table:formula="of:=[.F10]/[.F5]" office:value-type="percentage" office:value="0.0130866731828247" calcext:value-type="percentage">
            <text:p>1.3%</text:p>
          </table:table-cell>
          <table:table-cell table:style-name="ce5" table:formula="of:=[.G10]/[.G5]" office:value-type="percentage" office:value="0.0159283287697129" calcext:value-type="percentage">
            <text:p>1.6%</text:p>
          </table:table-cell>
          <table:table-cell table:style-name="ce5" table:formula="of:=[.H10]/[.H5]" office:value-type="percentage" office:value="0.0132151119866575" calcext:value-type="percentage">
            <text:p>1.3%</text:p>
          </table:table-cell>
          <table:table-cell table:style-name="ce5" table:formula="of:=[.I10]/[.I5]" office:value-type="percentage" office:value="0.00815239092261321" calcext:value-type="percentage">
            <text:p>0.8%</text:p>
          </table:table-cell>
          <table:table-cell table:style-name="ce5" table:formula="of:=[.J10]/[.J5]" office:value-type="percentage" office:value="0.0114174466712273" calcext:value-type="percentage">
            <text:p>1.1%</text:p>
          </table:table-cell>
          <table:table-cell table:style-name="ce5" table:formula="of:=[.K10]/[.K5]" office:value-type="percentage" office:value="0.0188911148350887" calcext:value-type="percentage">
            <text:p>1.9%</text:p>
          </table:table-cell>
          <table:table-cell table:style-name="ce5" table:formula="of:=[.L10]/[.L5]" office:value-type="percentage" office:value="0.0136813343213603" calcext:value-type="percentage">
            <text:p>1.4%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922" calcext:value-type="float">
            <text:p>922</text:p>
          </table:table-cell>
          <table:table-cell office:value-type="float" office:value="1976" calcext:value-type="float">
            <text:p>1976</text:p>
          </table:table-cell>
          <table:table-cell office:value-type="float" office:value="4324" calcext:value-type="float">
            <text:p>4324</text:p>
          </table:table-cell>
          <table:table-cell office:value-type="float" office:value="9658" calcext:value-type="float">
            <text:p>9658</text:p>
          </table:table-cell>
          <table:table-cell office:value-type="float" office:value="22218" calcext:value-type="float">
            <text:p>22218</text:p>
          </table:table-cell>
          <table:table-cell office:value-type="float" office:value="50241" calcext:value-type="float">
            <text:p>50241</text:p>
          </table:table-cell>
          <table:table-cell office:value-type="float" office:value="120748" calcext:value-type="float">
            <text:p>120748</text:p>
          </table:table-cell>
          <table:table-cell office:value-type="float" office:value="293563" calcext:value-type="float">
            <text:p>293563</text:p>
          </table:table-cell>
          <table:table-cell office:value-type="float" office:value="688396" calcext:value-type="float">
            <text:p>688396</text:p>
          </table:table-cell>
          <table:table-cell office:value-type="float" office:value="1569430" calcext:value-type="float">
            <text:p>1569430</text:p>
          </table:table-cell>
          <table:table-cell office:value-type="float" office:value="3569299" calcext:value-type="float">
            <text:p>3569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82" calcext:value-type="float">
            <text:p>882</text:p>
          </table:table-cell>
          <table:table-cell office:value-type="float" office:value="1954" calcext:value-type="float">
            <text:p>1954</text:p>
          </table:table-cell>
          <table:table-cell office:value-type="float" office:value="4452" calcext:value-type="float">
            <text:p>4452</text:p>
          </table:table-cell>
          <table:table-cell office:value-type="float" office:value="9385" calcext:value-type="float">
            <text:p>9385</text:p>
          </table:table-cell>
          <table:table-cell office:value-type="float" office:value="21636" calcext:value-type="float">
            <text:p>21636</text:p>
          </table:table-cell>
          <table:table-cell office:value-type="float" office:value="49161" calcext:value-type="float">
            <text:p>49161</text:p>
          </table:table-cell>
          <table:table-cell office:value-type="float" office:value="117624" calcext:value-type="float">
            <text:p>117624</text:p>
          </table:table-cell>
          <table:table-cell office:value-type="float" office:value="284912" calcext:value-type="float">
            <text:p>284912</text:p>
          </table:table-cell>
          <table:table-cell office:value-type="float" office:value="659787" calcext:value-type="float">
            <text:p>659787</text:p>
          </table:table-cell>
          <table:table-cell office:value-type="float" office:value="1477572" calcext:value-type="float">
            <text:p>1477572</text:p>
          </table:table-cell>
          <table:table-cell office:value-type="float" office:value="3534181" calcext:value-type="float">
            <text:p>35341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07" calcext:value-type="float">
            <text:p>807</text:p>
          </table:table-cell>
          <table:table-cell office:value-type="float" office:value="1790" calcext:value-type="float">
            <text:p>1790</text:p>
          </table:table-cell>
          <table:table-cell office:value-type="float" office:value="3888" calcext:value-type="float">
            <text:p>3888</text:p>
          </table:table-cell>
          <table:table-cell office:value-type="float" office:value="8627" calcext:value-type="float">
            <text:p>8627</text:p>
          </table:table-cell>
          <table:table-cell office:value-type="float" office:value="19151" calcext:value-type="float">
            <text:p>19151</text:p>
          </table:table-cell>
          <table:table-cell office:value-type="float" office:value="43004" calcext:value-type="float">
            <text:p>43004</text:p>
          </table:table-cell>
          <table:table-cell office:value-type="float" office:value="104870" calcext:value-type="float">
            <text:p>104870</text:p>
          </table:table-cell>
          <table:table-cell office:value-type="float" office:value="252376" calcext:value-type="float">
            <text:p>252376</text:p>
          </table:table-cell>
          <table:table-cell office:value-type="float" office:value="580635" calcext:value-type="float">
            <text:p>580635</text:p>
          </table:table-cell>
          <table:table-cell office:value-type="float" office:value="1297765" calcext:value-type="float">
            <text:p>1297765</text:p>
          </table:table-cell>
          <table:table-cell office:value-type="float" office:value="3066357" calcext:value-type="float">
            <text:p>3066357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913" calcext:value-type="float">
            <text:p>913</text:p>
          </table:table-cell>
          <table:table-cell office:value-type="float" office:value="1946" calcext:value-type="float">
            <text:p>1946</text:p>
          </table:table-cell>
          <table:table-cell office:value-type="float" office:value="4361" calcext:value-type="float">
            <text:p>4361</text:p>
          </table:table-cell>
          <table:table-cell office:value-type="float" office:value="9662" calcext:value-type="float">
            <text:p>9662</text:p>
          </table:table-cell>
          <table:table-cell office:value-type="float" office:value="21917" calcext:value-type="float">
            <text:p>21917</text:p>
          </table:table-cell>
          <table:table-cell office:value-type="float" office:value="49955" calcext:value-type="float">
            <text:p>49955</text:p>
          </table:table-cell>
          <table:table-cell office:value-type="float" office:value="120295" calcext:value-type="float">
            <text:p>120295</text:p>
          </table:table-cell>
          <table:table-cell office:value-type="float" office:value="291070" calcext:value-type="float">
            <text:p>291070</text:p>
          </table:table-cell>
          <table:table-cell office:value-type="float" office:value="683732" calcext:value-type="float">
            <text:p>683732</text:p>
          </table:table-cell>
          <table:table-cell office:value-type="float" office:value="1573877" calcext:value-type="float">
            <text:p>1573877</text:p>
          </table:table-cell>
          <table:table-cell office:value-type="float" office:value="3556470" calcext:value-type="float">
            <text:p>35564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82" calcext:value-type="float">
            <text:p>882</text:p>
          </table:table-cell>
          <table:table-cell office:value-type="float" office:value="1923" calcext:value-type="float">
            <text:p>1923</text:p>
          </table:table-cell>
          <table:table-cell office:value-type="float" office:value="4279" calcext:value-type="float">
            <text:p>4279</text:p>
          </table:table-cell>
          <table:table-cell office:value-type="float" office:value="9446" calcext:value-type="float">
            <text:p>9446</text:p>
          </table:table-cell>
          <table:table-cell office:value-type="float" office:value="22172" calcext:value-type="float">
            <text:p>22172</text:p>
          </table:table-cell>
          <table:table-cell office:value-type="float" office:value="48084" calcext:value-type="float">
            <text:p>48084</text:p>
          </table:table-cell>
          <table:table-cell office:value-type="float" office:value="115466" calcext:value-type="float">
            <text:p>115466</text:p>
          </table:table-cell>
          <table:table-cell office:value-type="float" office:value="285590" calcext:value-type="float">
            <text:p>285590</text:p>
          </table:table-cell>
          <table:table-cell office:value-type="float" office:value="626320" calcext:value-type="float">
            <text:p>626320</text:p>
          </table:table-cell>
          <table:table-cell office:value-type="float" office:value="1474344" calcext:value-type="float">
            <text:p>1474344</text:p>
          </table:table-cell>
          <table:table-cell office:value-type="float" office:value="3436907" calcext:value-type="float">
            <text:p>3436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08" calcext:value-type="float">
            <text:p>808</text:p>
          </table:table-cell>
          <table:table-cell office:value-type="float" office:value="1776" calcext:value-type="float">
            <text:p>1776</text:p>
          </table:table-cell>
          <table:table-cell office:value-type="float" office:value="3838" calcext:value-type="float">
            <text:p>3838</text:p>
          </table:table-cell>
          <table:table-cell office:value-type="float" office:value="8516" calcext:value-type="float">
            <text:p>8516</text:p>
          </table:table-cell>
          <table:table-cell office:value-type="float" office:value="19488" calcext:value-type="float">
            <text:p>19488</text:p>
          </table:table-cell>
          <table:table-cell office:value-type="float" office:value="43340" calcext:value-type="float">
            <text:p>43340</text:p>
          </table:table-cell>
          <table:table-cell office:value-type="float" office:value="104387" calcext:value-type="float">
            <text:p>104387</text:p>
          </table:table-cell>
          <table:table-cell office:value-type="float" office:value="251960" calcext:value-type="float">
            <text:p>251960</text:p>
          </table:table-cell>
          <table:table-cell office:value-type="float" office:value="581589" calcext:value-type="float">
            <text:p>581589</text:p>
          </table:table-cell>
          <table:table-cell office:value-type="float" office:value="1365501" calcext:value-type="float">
            <text:p>1365501</text:p>
          </table:table-cell>
          <table:table-cell office:value-type="float" office:value="3012480" calcext:value-type="float">
            <text:p>3012480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3147" calcext:value-type="float">
            <text:p>3147</text:p>
          </table:table-cell>
          <table:table-cell office:value-type="float" office:value="1974" calcext:value-type="float">
            <text:p>1974</text:p>
          </table:table-cell>
          <table:table-cell office:value-type="float" office:value="4433" calcext:value-type="float">
            <text:p>4433</text:p>
          </table:table-cell>
          <table:table-cell office:value-type="float" office:value="10172" calcext:value-type="float">
            <text:p>10172</text:p>
          </table:table-cell>
          <table:table-cell office:value-type="float" office:value="22357" calcext:value-type="float">
            <text:p>22357</text:p>
          </table:table-cell>
          <table:table-cell office:value-type="float" office:value="50362" calcext:value-type="float">
            <text:p>50362</text:p>
          </table:table-cell>
          <table:table-cell office:value-type="float" office:value="121081" calcext:value-type="float">
            <text:p>121081</text:p>
          </table:table-cell>
          <table:table-cell office:value-type="float" office:value="291160" calcext:value-type="float">
            <text:p>291160</text:p>
          </table:table-cell>
          <table:table-cell office:value-type="float" office:value="684800" calcext:value-type="float">
            <text:p>684800</text:p>
          </table:table-cell>
          <table:table-cell office:value-type="float" office:value="1566291" calcext:value-type="float">
            <text:p>1566291</text:p>
          </table:table-cell>
          <table:table-cell office:value-type="float" office:value="3531867" calcext:value-type="float">
            <text:p>3531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35" calcext:value-type="float">
            <text:p>835</text:p>
          </table:table-cell>
          <table:table-cell office:value-type="float" office:value="1910" calcext:value-type="float">
            <text:p>1910</text:p>
          </table:table-cell>
          <table:table-cell office:value-type="float" office:value="4254" calcext:value-type="float">
            <text:p>4254</text:p>
          </table:table-cell>
          <table:table-cell office:value-type="float" office:value="9365" calcext:value-type="float">
            <text:p>9365</text:p>
          </table:table-cell>
          <table:table-cell office:value-type="float" office:value="22480" calcext:value-type="float">
            <text:p>22480</text:p>
          </table:table-cell>
          <table:table-cell office:value-type="float" office:value="47619" calcext:value-type="float">
            <text:p>47619</text:p>
          </table:table-cell>
          <table:table-cell office:value-type="float" office:value="117199" calcext:value-type="float">
            <text:p>117199</text:p>
          </table:table-cell>
          <table:table-cell office:value-type="float" office:value="274424" calcext:value-type="float">
            <text:p>274424</text:p>
          </table:table-cell>
          <table:table-cell office:value-type="float" office:value="661293" calcext:value-type="float">
            <text:p>661293</text:p>
          </table:table-cell>
          <table:table-cell office:value-type="float" office:value="1494028" calcext:value-type="float">
            <text:p>1494028</text:p>
          </table:table-cell>
          <table:table-cell office:value-type="float" office:value="3412853" calcext:value-type="float">
            <text:p>3412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13" calcext:value-type="float">
            <text:p>813</text:p>
          </table:table-cell>
          <table:table-cell office:value-type="float" office:value="1770" calcext:value-type="float">
            <text:p>1770</text:p>
          </table:table-cell>
          <table:table-cell office:value-type="float" office:value="3828" calcext:value-type="float">
            <text:p>3828</text:p>
          </table:table-cell>
          <table:table-cell office:value-type="float" office:value="8321" calcext:value-type="float">
            <text:p>8321</text:p>
          </table:table-cell>
          <table:table-cell office:value-type="float" office:value="19924" calcext:value-type="float">
            <text:p>19924</text:p>
          </table:table-cell>
          <table:table-cell office:value-type="float" office:value="42899" calcext:value-type="float">
            <text:p>42899</text:p>
          </table:table-cell>
          <table:table-cell office:value-type="float" office:value="103968" calcext:value-type="float">
            <text:p>103968</text:p>
          </table:table-cell>
          <table:table-cell office:value-type="float" office:value="249409" calcext:value-type="float">
            <text:p>249409</text:p>
          </table:table-cell>
          <table:table-cell office:value-type="float" office:value="584372" calcext:value-type="float">
            <text:p>584372</text:p>
          </table:table-cell>
          <table:table-cell office:value-type="float" office:value="1305321" calcext:value-type="float">
            <text:p>1305321</text:p>
          </table:table-cell>
          <table:table-cell office:value-type="float" office:value="3039809" calcext:value-type="float">
            <text:p>3039809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870" calcext:value-type="float">
            <text:p>870</text:p>
          </table:table-cell>
          <table:table-cell office:value-type="float" office:value="1973" calcext:value-type="float">
            <text:p>1973</text:p>
          </table:table-cell>
          <table:table-cell office:value-type="float" office:value="4363" calcext:value-type="float">
            <text:p>4363</text:p>
          </table:table-cell>
          <table:table-cell office:value-type="float" office:value="9815" calcext:value-type="float">
            <text:p>9815</text:p>
          </table:table-cell>
          <table:table-cell office:value-type="float" office:value="22231" calcext:value-type="float">
            <text:p>22231</text:p>
          </table:table-cell>
          <table:table-cell office:value-type="float" office:value="50010" calcext:value-type="float">
            <text:p>50010</text:p>
          </table:table-cell>
          <table:table-cell office:value-type="float" office:value="119379" calcext:value-type="float">
            <text:p>119379</text:p>
          </table:table-cell>
          <table:table-cell office:value-type="float" office:value="292332" calcext:value-type="float">
            <text:p>292332</text:p>
          </table:table-cell>
          <table:table-cell office:value-type="float" office:value="679382" calcext:value-type="float">
            <text:p>679382</text:p>
          </table:table-cell>
          <table:table-cell office:value-type="float" office:value="1576627" calcext:value-type="float">
            <text:p>1576627</text:p>
          </table:table-cell>
          <table:table-cell office:value-type="float" office:value="3547082" calcext:value-type="float">
            <text:p>3547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11554" calcext:value-type="float">
            <text:p>11554</text:p>
          </table:table-cell>
          <table:table-cell office:value-type="float" office:value="1873" calcext:value-type="float">
            <text:p>1873</text:p>
          </table:table-cell>
          <table:table-cell office:value-type="float" office:value="4304" calcext:value-type="float">
            <text:p>4304</text:p>
          </table:table-cell>
          <table:table-cell office:value-type="float" office:value="9138" calcext:value-type="float">
            <text:p>9138</text:p>
          </table:table-cell>
          <table:table-cell office:value-type="float" office:value="21157" calcext:value-type="float">
            <text:p>21157</text:p>
          </table:table-cell>
          <table:table-cell office:value-type="float" office:value="46680" calcext:value-type="float">
            <text:p>46680</text:p>
          </table:table-cell>
          <table:table-cell office:value-type="float" office:value="119482" calcext:value-type="float">
            <text:p>119482</text:p>
          </table:table-cell>
          <table:table-cell office:value-type="float" office:value="272584" calcext:value-type="float">
            <text:p>272584</text:p>
          </table:table-cell>
          <table:table-cell office:value-type="float" office:value="661716" calcext:value-type="float">
            <text:p>661716</text:p>
          </table:table-cell>
          <table:table-cell office:value-type="float" office:value="1450046" calcext:value-type="float">
            <text:p>1450046</text:p>
          </table:table-cell>
          <table:table-cell office:value-type="float" office:value="3401476" calcext:value-type="float">
            <text:p>3401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11573" calcext:value-type="float">
            <text:p>11573</text:p>
          </table:table-cell>
          <table:table-cell office:value-type="float" office:value="1771" calcext:value-type="float">
            <text:p>1771</text:p>
          </table:table-cell>
          <table:table-cell office:value-type="float" office:value="3837" calcext:value-type="float">
            <text:p>3837</text:p>
          </table:table-cell>
          <table:table-cell office:value-type="float" office:value="8373" calcext:value-type="float">
            <text:p>8373</text:p>
          </table:table-cell>
          <table:table-cell office:value-type="float" office:value="19420" calcext:value-type="float">
            <text:p>19420</text:p>
          </table:table-cell>
          <table:table-cell office:value-type="float" office:value="43056" calcext:value-type="float">
            <text:p>43056</text:p>
          </table:table-cell>
          <table:table-cell office:value-type="float" office:value="108758" calcext:value-type="float">
            <text:p>108758</text:p>
          </table:table-cell>
          <table:table-cell office:value-type="float" office:value="248221" calcext:value-type="float">
            <text:p>248221</text:p>
          </table:table-cell>
          <table:table-cell office:value-type="float" office:value="565758" calcext:value-type="float">
            <text:p>565758</text:p>
          </table:table-cell>
          <table:table-cell office:value-type="float" office:value="1282849" calcext:value-type="float">
            <text:p>1282849</text:p>
          </table:table-cell>
          <table:table-cell office:value-type="float" office:value="3018557" calcext:value-type="float">
            <text:p>3018557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5882" calcext:value-type="float">
            <text:p>5882</text:p>
          </table:table-cell>
          <table:table-cell office:value-type="float" office:value="2055" calcext:value-type="float">
            <text:p>2055</text:p>
          </table:table-cell>
          <table:table-cell office:value-type="float" office:value="4395" calcext:value-type="float">
            <text:p>4395</text:p>
          </table:table-cell>
          <table:table-cell office:value-type="float" office:value="9818" calcext:value-type="float">
            <text:p>9818</text:p>
          </table:table-cell>
          <table:table-cell office:value-type="float" office:value="22444" calcext:value-type="float">
            <text:p>22444</text:p>
          </table:table-cell>
          <table:table-cell office:value-type="float" office:value="50488" calcext:value-type="float">
            <text:p>50488</text:p>
          </table:table-cell>
          <table:table-cell office:value-type="float" office:value="121304" calcext:value-type="float">
            <text:p>121304</text:p>
          </table:table-cell>
          <table:table-cell office:value-type="float" office:value="290401" calcext:value-type="float">
            <text:p>290401</text:p>
          </table:table-cell>
          <table:table-cell office:value-type="float" office:value="684780" calcext:value-type="float">
            <text:p>684780</text:p>
          </table:table-cell>
          <table:table-cell office:value-type="float" office:value="1568502" calcext:value-type="float">
            <text:p>1568502</text:p>
          </table:table-cell>
          <table:table-cell office:value-type="float" office:value="3545142" calcext:value-type="float">
            <text:p>3545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58" calcext:value-type="float">
            <text:p>858</text:p>
          </table:table-cell>
          <table:table-cell office:value-type="float" office:value="1932" calcext:value-type="float">
            <text:p>1932</text:p>
          </table:table-cell>
          <table:table-cell office:value-type="float" office:value="4224" calcext:value-type="float">
            <text:p>4224</text:p>
          </table:table-cell>
          <table:table-cell office:value-type="float" office:value="9304" calcext:value-type="float">
            <text:p>9304</text:p>
          </table:table-cell>
          <table:table-cell office:value-type="float" office:value="21505" calcext:value-type="float">
            <text:p>21505</text:p>
          </table:table-cell>
          <table:table-cell office:value-type="float" office:value="47429" calcext:value-type="float">
            <text:p>47429</text:p>
          </table:table-cell>
          <table:table-cell office:value-type="float" office:value="118548" calcext:value-type="float">
            <text:p>118548</text:p>
          </table:table-cell>
          <table:table-cell office:value-type="float" office:value="291523" calcext:value-type="float">
            <text:p>291523</text:p>
          </table:table-cell>
          <table:table-cell office:value-type="float" office:value="658319" calcext:value-type="float">
            <text:p>658319</text:p>
          </table:table-cell>
          <table:table-cell office:value-type="float" office:value="1398794" calcext:value-type="float">
            <text:p>1398794</text:p>
          </table:table-cell>
          <table:table-cell office:value-type="float" office:value="3427441" calcext:value-type="float">
            <text:p>3427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16" calcext:value-type="float">
            <text:p>816</text:p>
          </table:table-cell>
          <table:table-cell office:value-type="float" office:value="1777" calcext:value-type="float">
            <text:p>1777</text:p>
          </table:table-cell>
          <table:table-cell office:value-type="float" office:value="3838" calcext:value-type="float">
            <text:p>3838</text:p>
          </table:table-cell>
          <table:table-cell office:value-type="float" office:value="8488" calcext:value-type="float">
            <text:p>8488</text:p>
          </table:table-cell>
          <table:table-cell office:value-type="float" office:value="19394" calcext:value-type="float">
            <text:p>19394</text:p>
          </table:table-cell>
          <table:table-cell office:value-type="float" office:value="43061" calcext:value-type="float">
            <text:p>43061</text:p>
          </table:table-cell>
          <table:table-cell office:value-type="float" office:value="105033" calcext:value-type="float">
            <text:p>105033</text:p>
          </table:table-cell>
          <table:table-cell office:value-type="float" office:value="247420" calcext:value-type="float">
            <text:p>247420</text:p>
          </table:table-cell>
          <table:table-cell office:value-type="float" office:value="569308" calcext:value-type="float">
            <text:p>569308</text:p>
          </table:table-cell>
          <table:table-cell office:value-type="float" office:value="1296045" calcext:value-type="float">
            <text:p>1296045</text:p>
          </table:table-cell>
          <table:table-cell office:value-type="float" office:value="3012883" calcext:value-type="float">
            <text:p>301288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881" calcext:value-type="float">
            <text:p>881</text:p>
          </table:table-cell>
          <table:table-cell office:value-type="float" office:value="2005" calcext:value-type="float">
            <text:p>2005</text:p>
          </table:table-cell>
          <table:table-cell office:value-type="float" office:value="4411" calcext:value-type="float">
            <text:p>4411</text:p>
          </table:table-cell>
          <table:table-cell office:value-type="float" office:value="9677" calcext:value-type="float">
            <text:p>9677</text:p>
          </table:table-cell>
          <table:table-cell office:value-type="float" office:value="22428" calcext:value-type="float">
            <text:p>22428</text:p>
          </table:table-cell>
          <table:table-cell office:value-type="float" office:value="50223" calcext:value-type="float">
            <text:p>50223</text:p>
          </table:table-cell>
          <table:table-cell office:value-type="float" office:value="120572" calcext:value-type="float">
            <text:p>120572</text:p>
          </table:table-cell>
          <table:table-cell office:value-type="float" office:value="290390" calcext:value-type="float">
            <text:p>290390</text:p>
          </table:table-cell>
          <table:table-cell office:value-type="float" office:value="686899" calcext:value-type="float">
            <text:p>686899</text:p>
          </table:table-cell>
          <table:table-cell office:value-type="float" office:value="1576629" calcext:value-type="float">
            <text:p>1576629</text:p>
          </table:table-cell>
          <table:table-cell office:value-type="float" office:value="3576925" calcext:value-type="float">
            <text:p>3576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11596" calcext:value-type="float">
            <text:p>11596</text:p>
          </table:table-cell>
          <table:table-cell office:value-type="float" office:value="1916" calcext:value-type="float">
            <text:p>1916</text:p>
          </table:table-cell>
          <table:table-cell office:value-type="float" office:value="4430" calcext:value-type="float">
            <text:p>4430</text:p>
          </table:table-cell>
          <table:table-cell office:value-type="float" office:value="9220" calcext:value-type="float">
            <text:p>9220</text:p>
          </table:table-cell>
          <table:table-cell office:value-type="float" office:value="21752" calcext:value-type="float">
            <text:p>21752</text:p>
          </table:table-cell>
          <table:table-cell office:value-type="float" office:value="47888" calcext:value-type="float">
            <text:p>47888</text:p>
          </table:table-cell>
          <table:table-cell office:value-type="float" office:value="118210" calcext:value-type="float">
            <text:p>118210</text:p>
          </table:table-cell>
          <table:table-cell office:value-type="float" office:value="285150" calcext:value-type="float">
            <text:p>285150</text:p>
          </table:table-cell>
          <table:table-cell office:value-type="float" office:value="636594" calcext:value-type="float">
            <text:p>636594</text:p>
          </table:table-cell>
          <table:table-cell office:value-type="float" office:value="1553207" calcext:value-type="float">
            <text:p>1553207</text:p>
          </table:table-cell>
          <table:table-cell office:value-type="float" office:value="3499132" calcext:value-type="float">
            <text:p>3499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10" calcext:value-type="float">
            <text:p>810</text:p>
          </table:table-cell>
          <table:table-cell office:value-type="float" office:value="1773" calcext:value-type="float">
            <text:p>1773</text:p>
          </table:table-cell>
          <table:table-cell office:value-type="float" office:value="3856" calcext:value-type="float">
            <text:p>3856</text:p>
          </table:table-cell>
          <table:table-cell office:value-type="float" office:value="8492" calcext:value-type="float">
            <text:p>8492</text:p>
          </table:table-cell>
          <table:table-cell office:value-type="float" office:value="19265" calcext:value-type="float">
            <text:p>19265</text:p>
          </table:table-cell>
          <table:table-cell office:value-type="float" office:value="42402" calcext:value-type="float">
            <text:p>42402</text:p>
          </table:table-cell>
          <table:table-cell office:value-type="float" office:value="105646" calcext:value-type="float">
            <text:p>105646</text:p>
          </table:table-cell>
          <table:table-cell office:value-type="float" office:value="249161" calcext:value-type="float">
            <text:p>249161</text:p>
          </table:table-cell>
          <table:table-cell office:value-type="float" office:value="577742" calcext:value-type="float">
            <text:p>577742</text:p>
          </table:table-cell>
          <table:table-cell office:value-type="float" office:value="1315162" calcext:value-type="float">
            <text:p>1315162</text:p>
          </table:table-cell>
          <table:table-cell office:value-type="float" office:value="3077133" calcext:value-type="float">
            <text:p>307713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893" calcext:value-type="float">
            <text:p>893</text:p>
          </table:table-cell>
          <table:table-cell office:value-type="float" office:value="1996" calcext:value-type="float">
            <text:p>1996</text:p>
          </table:table-cell>
          <table:table-cell office:value-type="float" office:value="4723" calcext:value-type="float">
            <text:p>4723</text:p>
          </table:table-cell>
          <table:table-cell office:value-type="float" office:value="9660" calcext:value-type="float">
            <text:p>9660</text:p>
          </table:table-cell>
          <table:table-cell office:value-type="float" office:value="22201" calcext:value-type="float">
            <text:p>22201</text:p>
          </table:table-cell>
          <table:table-cell office:value-type="float" office:value="50051" calcext:value-type="float">
            <text:p>50051</text:p>
          </table:table-cell>
          <table:table-cell office:value-type="float" office:value="120710" calcext:value-type="float">
            <text:p>120710</text:p>
          </table:table-cell>
          <table:table-cell office:value-type="float" office:value="292167" calcext:value-type="float">
            <text:p>292167</text:p>
          </table:table-cell>
          <table:table-cell office:value-type="float" office:value="689472" calcext:value-type="float">
            <text:p>689472</text:p>
          </table:table-cell>
          <table:table-cell office:value-type="float" office:value="1566540" calcext:value-type="float">
            <text:p>1566540</text:p>
          </table:table-cell>
          <table:table-cell office:value-type="float" office:value="3559788" calcext:value-type="float">
            <text:p>3559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71" calcext:value-type="float">
            <text:p>871</text:p>
          </table:table-cell>
          <table:table-cell office:value-type="float" office:value="1876" calcext:value-type="float">
            <text:p>1876</text:p>
          </table:table-cell>
          <table:table-cell office:value-type="float" office:value="4224" calcext:value-type="float">
            <text:p>4224</text:p>
          </table:table-cell>
          <table:table-cell office:value-type="float" office:value="9385" calcext:value-type="float">
            <text:p>9385</text:p>
          </table:table-cell>
          <table:table-cell office:value-type="float" office:value="22083" calcext:value-type="float">
            <text:p>22083</text:p>
          </table:table-cell>
          <table:table-cell office:value-type="float" office:value="46220" calcext:value-type="float">
            <text:p>46220</text:p>
          </table:table-cell>
          <table:table-cell office:value-type="float" office:value="116005" calcext:value-type="float">
            <text:p>116005</text:p>
          </table:table-cell>
          <table:table-cell office:value-type="float" office:value="292901" calcext:value-type="float">
            <text:p>292901</text:p>
          </table:table-cell>
          <table:table-cell office:value-type="float" office:value="643287" calcext:value-type="float">
            <text:p>643287</text:p>
          </table:table-cell>
          <table:table-cell office:value-type="float" office:value="1500714" calcext:value-type="float">
            <text:p>1500714</text:p>
          </table:table-cell>
          <table:table-cell office:value-type="float" office:value="3540949" calcext:value-type="float">
            <text:p>3540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07" calcext:value-type="float">
            <text:p>807</text:p>
          </table:table-cell>
          <table:table-cell office:value-type="float" office:value="1761" calcext:value-type="float">
            <text:p>1761</text:p>
          </table:table-cell>
          <table:table-cell office:value-type="float" office:value="3950" calcext:value-type="float">
            <text:p>3950</text:p>
          </table:table-cell>
          <table:table-cell office:value-type="float" office:value="8491" calcext:value-type="float">
            <text:p>8491</text:p>
          </table:table-cell>
          <table:table-cell office:value-type="float" office:value="19328" calcext:value-type="float">
            <text:p>19328</text:p>
          </table:table-cell>
          <table:table-cell office:value-type="float" office:value="42983" calcext:value-type="float">
            <text:p>42983</text:p>
          </table:table-cell>
          <table:table-cell office:value-type="float" office:value="105691" calcext:value-type="float">
            <text:p>105691</text:p>
          </table:table-cell>
          <table:table-cell office:value-type="float" office:value="249689" calcext:value-type="float">
            <text:p>249689</text:p>
          </table:table-cell>
          <table:table-cell office:value-type="float" office:value="572133" calcext:value-type="float">
            <text:p>572133</text:p>
          </table:table-cell>
          <table:table-cell office:value-type="float" office:value="1310821" calcext:value-type="float">
            <text:p>1310821</text:p>
          </table:table-cell>
          <table:table-cell office:value-type="float" office:value="3034641" calcext:value-type="float">
            <text:p>3034641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877" calcext:value-type="float">
            <text:p>877</text:p>
          </table:table-cell>
          <table:table-cell office:value-type="float" office:value="1970" calcext:value-type="float">
            <text:p>1970</text:p>
          </table:table-cell>
          <table:table-cell office:value-type="float" office:value="4369" calcext:value-type="float">
            <text:p>4369</text:p>
          </table:table-cell>
          <table:table-cell office:value-type="float" office:value="9668" calcext:value-type="float">
            <text:p>9668</text:p>
          </table:table-cell>
          <table:table-cell office:value-type="float" office:value="22356" calcext:value-type="float">
            <text:p>22356</text:p>
          </table:table-cell>
          <table:table-cell office:value-type="float" office:value="50295" calcext:value-type="float">
            <text:p>50295</text:p>
          </table:table-cell>
          <table:table-cell office:value-type="float" office:value="120161" calcext:value-type="float">
            <text:p>120161</text:p>
          </table:table-cell>
          <table:table-cell office:value-type="float" office:value="291774" calcext:value-type="float">
            <text:p>291774</text:p>
          </table:table-cell>
          <table:table-cell office:value-type="float" office:value="685094" calcext:value-type="float">
            <text:p>685094</text:p>
          </table:table-cell>
          <table:table-cell office:value-type="float" office:value="1558885" calcext:value-type="float">
            <text:p>1558885</text:p>
          </table:table-cell>
          <table:table-cell office:value-type="float" office:value="3564549" calcext:value-type="float">
            <text:p>3564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46" calcext:value-type="float">
            <text:p>846</text:p>
          </table:table-cell>
          <table:table-cell office:value-type="float" office:value="1982" calcext:value-type="float">
            <text:p>1982</text:p>
          </table:table-cell>
          <table:table-cell office:value-type="float" office:value="4465" calcext:value-type="float">
            <text:p>4465</text:p>
          </table:table-cell>
          <table:table-cell office:value-type="float" office:value="9332" calcext:value-type="float">
            <text:p>9332</text:p>
          </table:table-cell>
          <table:table-cell office:value-type="float" office:value="21988" calcext:value-type="float">
            <text:p>21988</text:p>
          </table:table-cell>
          <table:table-cell office:value-type="float" office:value="49029" calcext:value-type="float">
            <text:p>49029</text:p>
          </table:table-cell>
          <table:table-cell office:value-type="float" office:value="122098" calcext:value-type="float">
            <text:p>122098</text:p>
          </table:table-cell>
          <table:table-cell office:value-type="float" office:value="272717" calcext:value-type="float">
            <text:p>272717</text:p>
          </table:table-cell>
          <table:table-cell office:value-type="float" office:value="642920" calcext:value-type="float">
            <text:p>642920</text:p>
          </table:table-cell>
          <table:table-cell office:value-type="float" office:value="1464074" calcext:value-type="float">
            <text:p>1464074</text:p>
          </table:table-cell>
          <table:table-cell office:value-type="float" office:value="3482845" calcext:value-type="float">
            <text:p>3482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23" calcext:value-type="float">
            <text:p>823</text:p>
          </table:table-cell>
          <table:table-cell office:value-type="float" office:value="1782" calcext:value-type="float">
            <text:p>1782</text:p>
          </table:table-cell>
          <table:table-cell office:value-type="float" office:value="3834" calcext:value-type="float">
            <text:p>3834</text:p>
          </table:table-cell>
          <table:table-cell office:value-type="float" office:value="8486" calcext:value-type="float">
            <text:p>8486</text:p>
          </table:table-cell>
          <table:table-cell office:value-type="float" office:value="19189" calcext:value-type="float">
            <text:p>19189</text:p>
          </table:table-cell>
          <table:table-cell office:value-type="float" office:value="42808" calcext:value-type="float">
            <text:p>42808</text:p>
          </table:table-cell>
          <table:table-cell office:value-type="float" office:value="104337" calcext:value-type="float">
            <text:p>104337</text:p>
          </table:table-cell>
          <table:table-cell office:value-type="float" office:value="249593" calcext:value-type="float">
            <text:p>249593</text:p>
          </table:table-cell>
          <table:table-cell office:value-type="float" office:value="569707" calcext:value-type="float">
            <text:p>569707</text:p>
          </table:table-cell>
          <table:table-cell office:value-type="float" office:value="1299362" calcext:value-type="float">
            <text:p>1299362</text:p>
          </table:table-cell>
          <table:table-cell office:value-type="float" office:value="3086888" calcext:value-type="float">
            <text:p>3086888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7670" calcext:value-type="float">
            <text:p>7670</text:p>
          </table:table-cell>
          <table:table-cell office:value-type="float" office:value="1994" calcext:value-type="float">
            <text:p>1994</text:p>
          </table:table-cell>
          <table:table-cell office:value-type="float" office:value="4372" calcext:value-type="float">
            <text:p>4372</text:p>
          </table:table-cell>
          <table:table-cell office:value-type="float" office:value="9711" calcext:value-type="float">
            <text:p>9711</text:p>
          </table:table-cell>
          <table:table-cell office:value-type="float" office:value="22059" calcext:value-type="float">
            <text:p>22059</text:p>
          </table:table-cell>
          <table:table-cell office:value-type="float" office:value="50335" calcext:value-type="float">
            <text:p>50335</text:p>
          </table:table-cell>
          <table:table-cell office:value-type="float" office:value="121121" calcext:value-type="float">
            <text:p>121121</text:p>
          </table:table-cell>
          <table:table-cell office:value-type="float" office:value="297405" calcext:value-type="float">
            <text:p>297405</text:p>
          </table:table-cell>
          <table:table-cell office:value-type="float" office:value="687981" calcext:value-type="float">
            <text:p>687981</text:p>
          </table:table-cell>
          <table:table-cell office:value-type="float" office:value="1582855" calcext:value-type="float">
            <text:p>1582855</text:p>
          </table:table-cell>
          <table:table-cell office:value-type="float" office:value="3574200" calcext:value-type="float">
            <text:p>3574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65" calcext:value-type="float">
            <text:p>865</text:p>
          </table:table-cell>
          <table:table-cell office:value-type="float" office:value="2013" calcext:value-type="float">
            <text:p>2013</text:p>
          </table:table-cell>
          <table:table-cell office:value-type="float" office:value="4100" calcext:value-type="float">
            <text:p>4100</text:p>
          </table:table-cell>
          <table:table-cell office:value-type="float" office:value="9243" calcext:value-type="float">
            <text:p>9243</text:p>
          </table:table-cell>
          <table:table-cell office:value-type="float" office:value="22071" calcext:value-type="float">
            <text:p>22071</text:p>
          </table:table-cell>
          <table:table-cell office:value-type="float" office:value="49632" calcext:value-type="float">
            <text:p>49632</text:p>
          </table:table-cell>
          <table:table-cell office:value-type="float" office:value="118619" calcext:value-type="float">
            <text:p>118619</text:p>
          </table:table-cell>
          <table:table-cell office:value-type="float" office:value="287425" calcext:value-type="float">
            <text:p>287425</text:p>
          </table:table-cell>
          <table:table-cell office:value-type="float" office:value="633845" calcext:value-type="float">
            <text:p>633845</text:p>
          </table:table-cell>
          <table:table-cell office:value-type="float" office:value="1469947" calcext:value-type="float">
            <text:p>1469947</text:p>
          </table:table-cell>
          <table:table-cell office:value-type="float" office:value="3604624" calcext:value-type="float">
            <text:p>3604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03" calcext:value-type="float">
            <text:p>803</text:p>
          </table:table-cell>
          <table:table-cell office:value-type="float" office:value="1788" calcext:value-type="float">
            <text:p>1788</text:p>
          </table:table-cell>
          <table:table-cell office:value-type="float" office:value="3857" calcext:value-type="float">
            <text:p>3857</text:p>
          </table:table-cell>
          <table:table-cell office:value-type="float" office:value="8604" calcext:value-type="float">
            <text:p>8604</text:p>
          </table:table-cell>
          <table:table-cell office:value-type="float" office:value="18978" calcext:value-type="float">
            <text:p>18978</text:p>
          </table:table-cell>
          <table:table-cell office:value-type="float" office:value="44849" calcext:value-type="float">
            <text:p>44849</text:p>
          </table:table-cell>
          <table:table-cell office:value-type="float" office:value="104445" calcext:value-type="float">
            <text:p>104445</text:p>
          </table:table-cell>
          <table:table-cell office:value-type="float" office:value="250446" calcext:value-type="float">
            <text:p>250446</text:p>
          </table:table-cell>
          <table:table-cell office:value-type="float" office:value="582130" calcext:value-type="float">
            <text:p>582130</text:p>
          </table:table-cell>
          <table:table-cell office:value-type="float" office:value="1345828" calcext:value-type="float">
            <text:p>1345828</text:p>
          </table:table-cell>
          <table:table-cell office:value-type="float" office:value="3147210" calcext:value-type="float">
            <text:p>3147210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Lib</text:p>
          </table:table-cell>
          <table:table-cell office:value-type="float" office:value="885" calcext:value-type="float">
            <text:p>885</text:p>
          </table:table-cell>
          <table:table-cell office:value-type="float" office:value="2006" calcext:value-type="float">
            <text:p>2006</text:p>
          </table:table-cell>
          <table:table-cell office:value-type="float" office:value="4447" calcext:value-type="float">
            <text:p>4447</text:p>
          </table:table-cell>
          <table:table-cell office:value-type="float" office:value="9852" calcext:value-type="float">
            <text:p>9852</text:p>
          </table:table-cell>
          <table:table-cell office:value-type="float" office:value="23158" calcext:value-type="float">
            <text:p>23158</text:p>
          </table:table-cell>
          <table:table-cell office:value-type="float" office:value="51156" calcext:value-type="float">
            <text:p>51156</text:p>
          </table:table-cell>
          <table:table-cell office:value-type="float" office:value="120584" calcext:value-type="float">
            <text:p>120584</text:p>
          </table:table-cell>
          <table:table-cell office:value-type="float" office:value="295425" calcext:value-type="float">
            <text:p>295425</text:p>
          </table:table-cell>
          <table:table-cell office:value-type="float" office:value="684716" calcext:value-type="float">
            <text:p>684716</text:p>
          </table:table-cell>
          <table:table-cell office:value-type="float" office:value="1566101" calcext:value-type="float">
            <text:p>1566101</text:p>
          </table:table-cell>
          <table:table-cell office:value-type="float" office:value="3541632" calcext:value-type="float">
            <text:p>3541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Hole</text:p>
          </table:table-cell>
          <table:table-cell office:value-type="float" office:value="880" calcext:value-type="float">
            <text:p>880</text:p>
          </table:table-cell>
          <table:table-cell office:value-type="float" office:value="1918" calcext:value-type="float">
            <text:p>1918</text:p>
          </table:table-cell>
          <table:table-cell office:value-type="float" office:value="4246" calcext:value-type="float">
            <text:p>4246</text:p>
          </table:table-cell>
          <table:table-cell office:value-type="float" office:value="9458" calcext:value-type="float">
            <text:p>9458</text:p>
          </table:table-cell>
          <table:table-cell office:value-type="float" office:value="20787" calcext:value-type="float">
            <text:p>20787</text:p>
          </table:table-cell>
          <table:table-cell office:value-type="float" office:value="46448" calcext:value-type="float">
            <text:p>46448</text:p>
          </table:table-cell>
          <table:table-cell office:value-type="float" office:value="117393" calcext:value-type="float">
            <text:p>117393</text:p>
          </table:table-cell>
          <table:table-cell office:value-type="float" office:value="286584" calcext:value-type="float">
            <text:p>286584</text:p>
          </table:table-cell>
          <table:table-cell office:value-type="float" office:value="628810" calcext:value-type="float">
            <text:p>628810</text:p>
          </table:table-cell>
          <table:table-cell office:value-type="float" office:value="1576621" calcext:value-type="float">
            <text:p>1576621</text:p>
          </table:table-cell>
          <table:table-cell office:value-type="float" office:value="3549452" calcext:value-type="float">
            <text:p>35494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Median</text:p>
          </table:table-cell>
          <table:table-cell office:value-type="float" office:value="803" calcext:value-type="float">
            <text:p>803</text:p>
          </table:table-cell>
          <table:table-cell office:value-type="float" office:value="1811" calcext:value-type="float">
            <text:p>1811</text:p>
          </table:table-cell>
          <table:table-cell office:value-type="float" office:value="3961" calcext:value-type="float">
            <text:p>3961</text:p>
          </table:table-cell>
          <table:table-cell office:value-type="float" office:value="8448" calcext:value-type="float">
            <text:p>8448</text:p>
          </table:table-cell>
          <table:table-cell office:value-type="float" office:value="19246" calcext:value-type="float">
            <text:p>19246</text:p>
          </table:table-cell>
          <table:table-cell office:value-type="float" office:value="42403" calcext:value-type="float">
            <text:p>42403</text:p>
          </table:table-cell>
          <table:table-cell office:value-type="float" office:value="104380" calcext:value-type="float">
            <text:p>104380</text:p>
          </table:table-cell>
          <table:table-cell office:value-type="float" office:value="254150" calcext:value-type="float">
            <text:p>254150</text:p>
          </table:table-cell>
          <table:table-cell office:value-type="float" office:value="571113" calcext:value-type="float">
            <text:p>571113</text:p>
          </table:table-cell>
          <table:table-cell office:value-type="float" office:value="1308693" calcext:value-type="float">
            <text:p>1308693</text:p>
          </table:table-cell>
          <table:table-cell office:value-type="float" office:value="3061498" calcext:value-type="float">
            <text:p>306149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2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24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27P0"/>
    </number:currency-style>
    <number:time-style style:name="N128">
      <number:hours/>
      <number:text>時</number:text>
      <number:minutes number:style="long"/>
      <number:text>分</number:text>
    </number:time-style>
    <number:time-style style:name="N129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0">
      <number:era number:calendar="jewish"/>
      <number:year number:calendar="jewish"/>
      <number:text>.</number:text>
      <number:month number:calendar="jewish" number:style="long"/>
      <number:text>.</number:text>
      <number:day number:calendar="jewish" number:style="long"/>
    </number:date-style>
    <number:number-style style:name="N131">
      <number:number number:decimal-places="9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" number:min-integer-digits="1"/>
    </number:number-style>
    <number:number-style style:name="N135">
      <number:number number:decimal-places="8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percentage-style style:name="N141">
      <number:number number:decimal-places="1" number:min-integer-digits="1"/>
      <number:text>%</number:text>
    </number:percentage-style>
    <number:number-style style:name="N142">
      <number:number number:decimal-places="3" number:min-integer-digits="1" number:grouping="true"/>
    </number:number-style>
    <number:percentage-style style:name="N143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0:47:31.1643859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0:55:42.891523610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6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Relative performance</text:p>
        </chart:title>
        <chart:legend chart:legend-position="end" svg:x="12.645cm" svg:y="3.703cm" style:legend-expansion="high" chart:style-name="ch3"/>
        <chart:plot-area chart:style-name="ch4" table:cell-range-address="evaluate.N2:evaluate.X5" chart:data-source-has-labels="both" svg:x="0.32cm" svg:y="1.301cm" svg:width="12.005cm" svg:height="6.538cm">
          <chartooo:coordinate-region svg:x="1.232cm" svg:y="1.5cm" svg:width="10.906cm" svg:height="5.692cm"/>
          <chart:axis chart:dimension="x" chart:name="primary-x" chart:style-name="ch5" chartooo:axis-type="auto">
            <chartooo:date-scale/>
            <chart:title svg:x="5.722cm" svg:y="8.019cm" chart:style-name="ch6">
              <text:p>log2(N)</text:p>
            </chart:title>
            <chart:categories table:cell-range-address="evaluate.O2:evaluate.X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aluate.O3:evaluate.X3" chart:label-cell-address="evaluate.N3:evaluate.N3" chart:class="chart:line">
            <chart:data-point chart:repeated="10"/>
          </chart:series>
          <chart:series chart:style-name="ch10" chart:values-cell-range-address="evaluate.O4:evaluate.X4" chart:label-cell-address="evaluate.N4:evaluate.N4" chart:class="chart:line">
            <chart:data-point chart:repeated="10"/>
          </chart:series>
          <chart:series chart:style-name="ch11" chart:values-cell-range-address="evaluate.O5:evaluate.X5" chart:label-cell-address="evaluate.N5:evaluate.N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3">
                <text:p>10</text:p>
                <draw:g>
                  <svg:desc>evaluate.O2:evaluate.X2</svg:desc>
                </draw:g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QsortLib</text:p>
                <draw:g>
                  <svg:desc>evaluate.N3:evaluate.N3</svg:desc>
                </draw:g>
              </table:table-cell>
              <table:table-cell office:value-type="float" office:value="0.607136338640249">
                <text:p>0.607136338640249</text:p>
                <draw:g>
                  <svg:desc>evaluate.O3:evaluate.X3</svg:desc>
                </draw:g>
              </table:table-cell>
              <table:table-cell office:value-type="float" office:value="0.626224741747536">
                <text:p>0.626224741747536</text:p>
              </table:table-cell>
              <table:table-cell office:value-type="float" office:value="0.645948407724021">
                <text:p>0.645948407724021</text:p>
              </table:table-cell>
              <table:table-cell office:value-type="float" office:value="0.692306750571178">
                <text:p>0.692306750571178</text:p>
              </table:table-cell>
              <table:table-cell office:value-type="float" office:value="0.733812086980038">
                <text:p>0.733812086980038</text:p>
              </table:table-cell>
              <table:table-cell office:value-type="float" office:value="0.830604453104818">
                <text:p>0.830604453104818</text:p>
              </table:table-cell>
              <table:table-cell office:value-type="float" office:value="0.954508770197975">
                <text:p>0.954508770197975</text:p>
              </table:table-cell>
              <table:table-cell office:value-type="float" office:value="1.06235360243959">
                <text:p>1.06235360243959</text:p>
              </table:table-cell>
              <table:table-cell office:value-type="float" office:value="1.15900336468606">
                <text:p>1.15900336468606</text:p>
              </table:table-cell>
              <table:table-cell office:value-type="float" office:value="1.25267862673701">
                <text:p>1.25267862673701</text:p>
              </table:table-cell>
            </table:table-row>
            <table:table-row>
              <table:table-cell office:value-type="string">
                <text:p>QuickHole</text:p>
                <draw:g>
                  <svg:desc>evaluate.N4:evaluate.N4</svg:desc>
                </draw:g>
              </table:table-cell>
              <table:table-cell office:value-type="float" office:value="0.588887153894993">
                <text:p>0.588887153894993</text:p>
                <draw:g>
                  <svg:desc>evaluate.O4:evaluate.X4</svg:desc>
                </draw:g>
              </table:table-cell>
              <table:table-cell office:value-type="float" office:value="0.608939023277651">
                <text:p>0.608939023277651</text:p>
              </table:table-cell>
              <table:table-cell office:value-type="float" office:value="0.616743100108153">
                <text:p>0.616743100108153</text:p>
              </table:table-cell>
              <table:table-cell office:value-type="float" office:value="0.674522473725343">
                <text:p>0.674522473725343</text:p>
              </table:table-cell>
              <table:table-cell office:value-type="float" office:value="0.697456653878995">
                <text:p>0.697456653878995</text:p>
              </table:table-cell>
              <table:table-cell office:value-type="float" office:value="0.813171440005211">
                <text:p>0.813171440005211</text:p>
              </table:table-cell>
              <table:table-cell office:value-type="float" office:value="0.924533792601438">
                <text:p>0.924533792601438</text:p>
              </table:table-cell>
              <table:table-cell office:value-type="float" office:value="1">
                <text:p>1</text:p>
              </table:table-cell>
              <table:table-cell office:value-type="float" office:value="1.09654409532247">
                <text:p>1.09654409532247</text:p>
              </table:table-cell>
              <table:table-cell office:value-type="float" office:value="1.22883117603624">
                <text:p>1.22883117603624</text:p>
              </table:table-cell>
            </table:table-row>
            <table:table-row>
              <table:table-cell office:value-type="string">
                <text:p>QuickMedian</text:p>
                <draw:g>
                  <svg:desc>evaluate.N5:evaluate.N5</svg:desc>
                </draw:g>
              </table:table-cell>
              <table:table-cell office:value-type="float" office:value="0.543172640937813">
                <text:p>0.543172640937813</text:p>
                <draw:g>
                  <svg:desc>evaluate.O5:evaluate.X5</svg:desc>
                </draw:g>
              </table:table-cell>
              <table:table-cell office:value-type="float" office:value="0.548141467577423">
                <text:p>0.548141467577423</text:p>
              </table:table-cell>
              <table:table-cell office:value-type="float" office:value="0.561003742353621">
                <text:p>0.561003742353621</text:p>
              </table:table-cell>
              <table:table-cell office:value-type="float" office:value="0.599368562091007">
                <text:p>0.599368562091007</text:p>
              </table:table-cell>
              <table:table-cell office:value-type="float" office:value="0.628343992501601">
                <text:p>0.628343992501601</text:p>
              </table:table-cell>
              <table:table-cell office:value-type="float" office:value="0.724233525717388">
                <text:p>0.724233525717388</text:p>
              </table:table-cell>
              <table:table-cell office:value-type="float" office:value="0.816419052777234">
                <text:p>0.816419052777234</text:p>
              </table:table-cell>
              <table:table-cell office:value-type="float" office:value="0.891768821137688">
                <text:p>0.891768821137688</text:p>
              </table:table-cell>
              <table:table-cell office:value-type="float" office:value="0.968731320434146">
                <text:p>0.968731320434146</text:p>
              </table:table-cell>
              <table:table-cell office:value-type="float" office:value="1.07624262731795">
                <text:p>1.07624262731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